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LM Roman 12" svg:font-family="'LM Roman 12'" style:font-family-generic="system" style:font-pitch="variable"/>
    <style:font-face style:name="OpenSymbol" svg:font-family="OpenSymbol" style:font-family-generic="system" style:font-pitch="variable"/>
    <style:font-face style:name="Roman" svg:font-family="Roman" style:font-family-generic="roman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.199cm" fo:margin-right="0cm" fo:line-height="0.48cm" fo:text-indent="0cm" style:auto-text-indent="false">
        <style:tab-stops/>
      </style:paragraph-properties>
    </style:style>
    <style:style style:name="P2" style:family="paragraph" style:parent-style-name="Text_20_body">
      <style:paragraph-properties fo:margin-left="0.199cm" fo:margin-right="0cm" fo:line-height="0.48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82cm" fo:margin-right="0cm" fo:line-height="0.48cm" fo:text-align="justify" style:justify-single-word="false" fo:text-indent="0cm" style:auto-text-indent="false">
        <style:tab-stops/>
      </style:paragraph-properties>
    </style:style>
    <style:style style:name="P4" style:family="paragraph" style:parent-style-name="Text_20_body">
      <style:paragraph-properties fo:margin-left="0.199cm" fo:margin-right="0cm" fo:margin-top="0.175cm" fo:margin-bottom="0cm" style:contextual-spacing="false" fo:line-height="104%" fo:text-indent="0cm" style:auto-text-indent="false">
        <style:tab-stops/>
      </style:paragraph-properties>
    </style:style>
    <style:style style:name="P5" style:family="paragraph" style:parent-style-name="Text_20_body">
      <style:paragraph-properties fo:margin-left="0.199cm" fo:margin-right="0.351cm" fo:margin-top="0.272cm" fo:margin-bottom="0cm" style:contextual-spacing="false" fo:line-height="104%" fo:text-indent="0.619cm" style:auto-text-indent="false">
        <style:tab-stops/>
      </style:paragraph-properties>
    </style:style>
    <style:style style:name="P6" style:family="paragraph" style:parent-style-name="Text_20_body">
      <style:paragraph-properties fo:margin-left="0.199cm" fo:margin-right="0.478cm" fo:margin-top="0.175cm" fo:margin-bottom="0cm" style:contextual-spacing="false" fo:line-height="104%" fo:text-align="justify" style:justify-single-word="false" fo:text-indent="0cm" style:auto-text-indent="false">
        <style:tab-stops/>
      </style:paragraph-properties>
    </style:style>
    <style:style style:name="P7" style:family="paragraph" style:parent-style-name="Text_20_body">
      <style:paragraph-properties fo:margin-left="0.199cm" fo:margin-right="0.48cm" fo:line-height="104%" fo:text-align="justify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.199cm" fo:margin-right="0.48cm" fo:margin-top="0.028cm" fo:margin-bottom="0cm" style:contextual-spacing="false" fo:line-height="104%" fo:text-align="justify" style:justify-single-word="false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0.199cm" fo:margin-right="0.476cm" fo:margin-top="0.145cm" fo:margin-bottom="0cm" style:contextual-spacing="false" fo:line-height="104%" fo:text-align="justify" style:justify-single-word="false" fo:text-indent="0cm" style:auto-text-indent="false">
        <style:tab-stops/>
      </style:paragraph-properties>
    </style:style>
    <style:style style:name="P10" style:family="paragraph" style:parent-style-name="Text_20_body">
      <style:paragraph-properties fo:margin-left="0.199cm" fo:margin-right="0.478cm" fo:margin-top="0.272cm" fo:margin-bottom="0cm" style:contextual-spacing="false" fo:line-height="104%" fo:text-align="justify" style:justify-single-word="false" fo:text-indent="0.619cm" style:auto-text-indent="false">
        <style:tab-stops/>
      </style:paragraph-properties>
    </style:style>
    <style:style style:name="P11" style:family="paragraph" style:parent-style-name="Text_20_body">
      <style:paragraph-properties fo:margin-left="0.199cm" fo:margin-right="0.476cm" fo:margin-top="0.272cm" fo:margin-bottom="0cm" style:contextual-spacing="false" fo:line-height="104%" fo:text-align="justify" style:justify-single-word="false" fo:text-indent="0.619cm" style:auto-text-indent="false">
        <style:tab-stops/>
      </style:paragraph-properties>
    </style:style>
    <style:style style:name="P12" style:family="paragraph" style:parent-style-name="Text_20_body">
      <style:paragraph-properties fo:margin-left="0.199cm" fo:margin-right="0cm" fo:margin-top="0.175cm" fo:margin-bottom="0cm" style:contextual-spacing="false" fo:line-height="104%" fo:text-indent="0cm" style:auto-text-indent="false">
        <style:tab-stops/>
      </style:paragraph-properties>
      <style:text-properties fo:background-color="#ffff00"/>
    </style:style>
    <style:style style:name="P13" style:family="paragraph" style:parent-style-name="Text_20_body">
      <style:paragraph-properties fo:margin-left="0.199cm" fo:margin-right="0cm" fo:margin-top="0.157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14" style:family="paragraph" style:parent-style-name="Text_20_body">
      <style:paragraph-properties fo:margin-left="0.82cm" fo:margin-right="0cm" fo:margin-top="0.272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15" style:family="paragraph" style:parent-style-name="Text_20_body">
      <style:paragraph-properties fo:margin-left="0.82cm" fo:margin-right="0cm" fo:margin-top="0.148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16" style:family="paragraph" style:parent-style-name="Text_20_body">
      <style:paragraph-properties fo:margin-left="0.82cm" fo:margin-right="0cm" fo:margin-top="0.272cm" fo:margin-bottom="0cm" style:contextual-spacing="false" fo:text-indent="0cm" style:auto-text-indent="false">
        <style:tab-stops/>
      </style:paragraph-properties>
    </style:style>
    <style:style style:name="P17" style:family="paragraph" style:parent-style-name="Text_20_body">
      <style:paragraph-properties fo:margin-left="0.82cm" fo:margin-right="0cm" fo:margin-top="0.03cm" fo:margin-bottom="0cm" style:contextual-spacing="false" fo:text-indent="0cm" style:auto-text-indent="false">
        <style:tab-stops/>
      </style:paragraph-properties>
    </style:style>
    <style:style style:name="P18" style:family="paragraph" style:parent-style-name="Text_20_body">
      <style:paragraph-properties fo:margin-left="0.82cm" fo:margin-right="0cm" fo:margin-top="0.028cm" fo:margin-bottom="0cm" style:contextual-spacing="false" fo:text-indent="0cm" style:auto-text-indent="false">
        <style:tab-stops/>
      </style:paragraph-properties>
    </style:style>
    <style:style style:name="P19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82cm" fo:margin-right="0cm" fo:margin-top="0.079cm" fo:margin-bottom="0cm" style:contextual-spacing="false" fo:text-indent="0cm" style:auto-text-indent="false">
        <style:tab-stops>
          <style:tab-stop style:position="2.824cm"/>
        </style:tab-stops>
      </style:paragraph-properties>
    </style:style>
    <style:style style:name="P21" style:family="paragraph" style:parent-style-name="Standard">
      <style:paragraph-properties fo:margin-left="0.82cm" fo:margin-right="0cm" fo:margin-top="0.051cm" fo:margin-bottom="0cm" style:contextual-spacing="false" fo:text-indent="0cm" style:auto-text-indent="false">
        <style:tab-stops>
          <style:tab-stop style:position="3.002cm"/>
        </style:tab-stops>
      </style:paragraph-properties>
    </style:style>
    <style:style style:name="P22" style:family="paragraph" style:parent-style-name="Text_20_body">
      <style:paragraph-properties fo:margin-left="0.82cm" fo:margin-right="0cm" fo:margin-top="0.03cm" fo:margin-bottom="0cm" style:contextual-spacing="false" fo:line-height="0.457cm" fo:text-indent="0cm" style:auto-text-indent="false">
        <style:tab-stops/>
      </style:paragraph-properties>
    </style:style>
    <style:style style:name="P23" style:family="paragraph" style:parent-style-name="Text_20_body">
      <style:paragraph-properties fo:margin-left="0.82cm" fo:margin-right="0cm" fo:line-height="0.568cm" fo:text-indent="0cm" style:auto-text-indent="false">
        <style:tab-stops/>
      </style:paragraph-properties>
    </style:style>
    <style:style style:name="P24" style:family="paragraph" style:parent-style-name="Text_20_body">
      <style:paragraph-properties fo:margin-left="0.82cm" fo:margin-right="0cm" fo:line-height="0.476cm" fo:text-indent="0cm" style:auto-text-indent="false">
        <style:tab-stops/>
      </style:paragraph-properties>
    </style:style>
    <style:style style:name="P25" style:family="paragraph" style:parent-style-name="Text_20_body">
      <style:paragraph-properties fo:margin-left="1.468cm" fo:margin-right="0cm" fo:margin-top="0cm" fo:margin-bottom="0cm" style:contextual-spacing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style:text-scale="110%"/>
    </style:style>
    <style:style style:name="P26" style:family="paragraph" style:parent-style-name="Text_20_body">
      <style:paragraph-properties fo:margin-left="1.468cm" fo:margin-right="0cm" fo:margin-top="0.457cm" fo:margin-bottom="0cm" style:contextual-spacing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style:text-scale="115%"/>
    </style:style>
    <style:style style:name="P27" style:family="paragraph" style:parent-style-name="Text_20_body">
      <style:paragraph-properties fo:margin-left="1.439cm" fo:margin-right="0.476cm" fo:margin-top="0.081cm" fo:margin-bottom="0cm" style:contextual-spacing="false" fo:line-height="102%" fo:text-align="justify" style:justify-single-word="false" fo:text-indent="-0.621cm" style:auto-text-indent="false">
        <style:tab-stops/>
      </style:paragraph-properties>
    </style:style>
    <style:style style:name="P28" style:family="paragraph" style:parent-style-name="Text_20_body">
      <style:paragraph-properties fo:margin-left="1.439cm" fo:margin-right="0.476cm" fo:margin-top="0.081cm" fo:margin-bottom="0cm" style:contextual-spacing="false" fo:line-height="102%" fo:text-align="justify" style:justify-single-word="false" fo:text-indent="-0.621cm" style:auto-text-indent="false">
        <style:tab-stops/>
      </style:paragraph-properties>
      <style:text-properties fo:letter-spacing="-0.018cm"/>
    </style:style>
    <style:style style:name="P29" style:family="paragraph" style:parent-style-name="Paragraphe_20_de_20_liste">
      <style:paragraph-properties fo:margin-left="0.912cm" fo:margin-right="1.901cm" fo:margin-top="0.173cm" fo:margin-bottom="0cm" style:contextual-spacing="false" fo:line-height="135%" fo:text-indent="-0.325cm" style:auto-text-indent="false">
        <style:tab-stops>
          <style:tab-stop style:position="1.236cm"/>
        </style:tab-stops>
      </style:paragraph-properties>
    </style:style>
    <style:style style:name="P30" style:family="paragraph" style:parent-style-name="Paragraphe_20_de_20_liste">
      <style:paragraph-properties fo:margin-left="0.912cm" fo:margin-right="2.214cm" fo:margin-top="0.173cm" fo:margin-bottom="0cm" style:contextual-spacing="false" fo:line-height="135%" fo:text-indent="-0.325cm" style:auto-text-indent="false">
        <style:tab-stops>
          <style:tab-stop style:position="1.236cm"/>
        </style:tab-stops>
      </style:paragraph-properties>
    </style:style>
    <style:style style:name="P31" style:family="paragraph" style:parent-style-name="Text_20_body">
      <style:paragraph-properties fo:margin-top="0.016cm" fo:margin-bottom="0cm" style:contextual-spacing="false"/>
      <style:text-properties style:font-name="Georgia" style:font-name-asian="Georgia" style:language-asian="en" style:country-asian="US" style:font-name-complex="Georgia" style:language-complex="ar" style:country-complex="SA"/>
    </style:style>
    <style:style style:name="P32" style:family="paragraph" style:parent-style-name="Text_20_body">
      <style:paragraph-properties fo:margin-top="0.014cm" fo:margin-bottom="0cm" style:contextual-spacing="false"/>
      <style:text-properties style:font-name="Georgia" style:font-name-asian="Georgia" style:language-asian="en" style:country-asian="US" style:font-name-complex="Georgia" style:language-complex="ar" style:country-complex="SA"/>
    </style:style>
    <style:style style:name="P33" style:family="paragraph" style:parent-style-name="Text_20_body">
      <style:paragraph-properties fo:margin-top="0.018cm" fo:margin-bottom="0cm" style:contextual-spacing="false"/>
      <style:text-properties style:font-name="Georgia" fo:font-size="15.5pt" style:font-name-asian="Georgia" style:font-size-asian="15.5pt" style:language-asian="en" style:country-asian="US" style:font-name-complex="Georgia" style:language-complex="ar" style:country-complex="SA"/>
    </style:style>
    <style:style style:name="P34" style:family="paragraph" style:parent-style-name="Text_20_body">
      <style:paragraph-properties fo:margin-top="0.014cm" fo:margin-bottom="0cm" style:contextual-spacing="false"/>
      <style:text-properties style:font-name="Georgia" fo:font-size="18pt" style:font-name-asian="Georgia" style:font-size-asian="18pt" style:language-asian="en" style:country-asian="US" style:font-name-complex="Georgia" style:language-complex="ar" style:country-complex="SA"/>
    </style:style>
    <style:style style:name="P35" style:family="paragraph" style:parent-style-name="Text_20_body">
      <style:paragraph-properties fo:margin-left="0.199cm" fo:margin-right="0.478cm" fo:margin-top="0.272cm" fo:margin-bottom="0cm" style:contextual-spacing="false" fo:line-height="104%" fo:text-align="justify" style:justify-single-word="false" fo:text-indent="0.619cm" style:auto-text-indent="false">
        <style:tab-stops/>
      </style:paragraph-properties>
      <style:text-properties fo:letter-spacing="-0.009cm"/>
    </style:style>
    <style:style style:name="P36" style:family="paragraph" style:parent-style-name="Paragraphe_20_de_20_liste">
      <style:paragraph-properties fo:margin-left="0.912cm" fo:margin-right="2.214cm" fo:margin-top="0.173cm" fo:margin-bottom="0cm" style:contextual-spacing="false" fo:line-height="135%" fo:text-indent="-0.325cm" style:auto-text-indent="false">
        <style:tab-stops>
          <style:tab-stop style:position="1.236cm"/>
        </style:tab-stops>
      </style:paragraph-properties>
      <style:text-properties style:font-name="Times New Roman" fo:letter-spacing="-0.025cm"/>
    </style:style>
    <style:style style:name="P37" style:family="paragraph" style:parent-style-name="Paragraphe_20_de_20_liste">
      <style:paragraph-properties fo:margin-left="0cm" fo:margin-right="0cm" fo:margin-top="0.002cm" fo:margin-bottom="0cm" style:contextual-spacing="false" fo:text-indent="0cm" style:auto-text-indent="false">
        <style:tab-stops>
          <style:tab-stop style:position="1.236cm"/>
        </style:tab-stops>
      </style:paragraph-properties>
      <style:text-properties style:font-name="Times New Roman"/>
    </style:style>
    <style:style style:name="P38" style:family="paragraph" style:parent-style-name="Paragraphe_20_de_20_liste">
      <style:paragraph-properties fo:margin-left="1.984cm" fo:margin-right="0cm" fo:margin-top="0.173cm" fo:margin-bottom="0cm" style:contextual-spacing="false" fo:text-indent="-0.344cm" style:auto-text-indent="false">
        <style:tab-stops>
          <style:tab-stop style:position="1.236cm"/>
        </style:tab-stops>
      </style:paragraph-properties>
    </style:style>
    <style:style style:name="P39" style:family="paragraph" style:parent-style-name="Heading_20_1">
      <style:paragraph-properties fo:margin-left="0.198cm" fo:margin-right="0cm" fo:margin-top="0.002cm" fo:margin-bottom="0cm" style:contextual-spacing="false" fo:text-indent="0cm" style:auto-text-indent="false">
        <style:tab-stops>
          <style:tab-stop style:position="1.184cm"/>
          <style:tab-stop style:position="1.185cm"/>
        </style:tab-stops>
      </style:paragraph-properties>
    </style:style>
    <style:style style:name="P40" style:family="paragraph" style:parent-style-name="Heading_20_2">
      <style:paragraph-properties fo:margin-top="0.457cm" fo:margin-bottom="0cm" style:contextual-spacing="false">
        <style:tab-stops>
          <style:tab-stop style:position="1.468cm"/>
          <style:tab-stop style:position="1.469cm"/>
        </style:tab-stops>
      </style:paragraph-properties>
    </style:style>
    <style:style style:name="P41" style:family="paragraph" style:parent-style-name="Heading_20_2">
      <style:paragraph-properties>
        <style:tab-stops>
          <style:tab-stop style:position="1.468cm"/>
          <style:tab-stop style:position="1.469cm"/>
        </style:tab-stops>
      </style:paragraph-properties>
    </style:style>
    <style:style style:name="P42" style:family="paragraph" style:parent-style-name="Heading_20_3">
      <style:paragraph-properties fo:margin-top="0.194cm" fo:margin-bottom="0cm" style:contextual-spacing="false">
        <style:tab-stops>
          <style:tab-stop style:position="1.649cm"/>
          <style:tab-stop style:position="1.651cm"/>
        </style:tab-stops>
      </style:paragraph-properties>
    </style:style>
    <style:style style:name="P43" style:family="paragraph" style:parent-style-name="Heading_20_3">
      <style:paragraph-properties fo:margin-left="0.198cm" fo:margin-right="0cm" fo:text-indent="0cm" style:auto-text-indent="false">
        <style:tab-stops>
          <style:tab-stop style:position="1.649cm"/>
          <style:tab-stop style:position="1.651cm"/>
        </style:tab-stops>
      </style:paragraph-properties>
    </style:style>
    <style:style style:name="P44" style:family="paragraph" style:parent-style-name="Heading_20_3">
      <style:paragraph-properties>
        <style:tab-stops>
          <style:tab-stop style:position="1.649cm"/>
          <style:tab-stop style:position="1.651cm"/>
        </style:tab-stops>
      </style:paragraph-properties>
    </style:style>
    <style:style style:name="P45" style:family="paragraph" style:parent-style-name="Paragraphe_20_de_20_liste" style:list-style-name="L2">
      <style:paragraph-properties fo:margin-left="0.912cm" fo:margin-right="2.214cm" fo:margin-top="0.173cm" fo:margin-bottom="0cm" style:contextual-spacing="false" fo:line-height="135%" fo:text-indent="-0.325cm" style:auto-text-indent="false">
        <style:tab-stops>
          <style:tab-stop style:position="1.236cm"/>
        </style:tab-stops>
      </style:paragraph-properties>
    </style:style>
    <style:style style:name="P46" style:family="paragraph" style:parent-style-name="Text_20_body" style:list-style-name="L1">
      <style:paragraph-properties fo:margin-left="0cm" fo:margin-right="5.375cm" fo:margin-top="0.004cm" fo:margin-bottom="0cm" style:contextual-spacing="false" fo:line-height="135%" fo:text-indent="0cm" style:auto-text-indent="false">
        <style:tab-stops/>
      </style:paragraph-properties>
    </style:style>
    <style:style style:name="P47" style:family="paragraph" style:parent-style-name="Text_20_body" style:list-style-name="L3">
      <style:paragraph-properties fo:margin-left="0.82cm" fo:margin-right="0cm" fo:margin-top="0.03cm" fo:margin-bottom="0cm" style:contextual-spacing="false" fo:text-indent="0cm" style:auto-text-indent="false">
        <style:tab-stops/>
      </style:paragraph-properties>
    </style:style>
    <style:style style:name="T1" style:family="text">
      <style:text-properties fo:color="#000000" loext:opacity="100%" style:font-name="LM Roman 12" style:text-underline-style="none" fo:font-weight="bold" style:font-weight-asian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" style:family="text">
      <style:text-properties style:font-name="Times New Roman" fo:letter-spacing="0.122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style:font-name="Times New Roman" fo:letter-spacing="-0.005cm"/>
    </style:style>
    <style:style style:name="T7" style:family="text">
      <style:text-properties style:font-name="Times New Roman" fo:letter-spacing="-0.005cm" fo:font-weight="bold" style:font-weight-asian="bold"/>
    </style:style>
    <style:style style:name="T8" style:family="text">
      <style:text-properties style:font-name="Times New Roman" fo:letter-spacing="-0.005cm" fo:background-color="#ffff00" loext:char-shading-value="0"/>
    </style:style>
    <style:style style:name="T9" style:family="text">
      <style:text-properties style:font-name="Times New Roman" fo:letter-spacing="-0.005cm" fo:background-color="#ffff00" loext:char-shading-value="0"/>
    </style:style>
    <style:style style:name="T10" style:family="text">
      <style:text-properties style:font-name="Times New Roman" fo:letter-spacing="-0.025cm"/>
    </style:style>
    <style:style style:name="T11" style:family="text">
      <style:text-properties style:font-name="Times New Roman" fo:letter-spacing="-0.021cm"/>
    </style:style>
    <style:style style:name="T12" style:family="text">
      <style:text-properties style:font-name="Times New Roman" fo:letter-spacing="-0.023cm"/>
    </style:style>
    <style:style style:name="T13" style:family="text">
      <style:text-properties style:font-name="Times New Roman" fo:letter-spacing="-0.011cm"/>
    </style:style>
    <style:style style:name="T14" style:family="text">
      <style:text-properties style:font-name="Times New Roman" fo:letter-spacing="0.025cm"/>
    </style:style>
    <style:style style:name="T15" style:family="text">
      <style:text-properties style:font-name="Times New Roman" fo:letter-spacing="0.025cm" fo:background-color="#ffff00" loext:char-shading-value="0"/>
    </style:style>
    <style:style style:name="T16" style:family="text">
      <style:text-properties style:font-name="Times New Roman" fo:letter-spacing="0.025cm" fo:background-color="#ffff00" loext:char-shading-value="0"/>
    </style:style>
    <style:style style:name="T17" style:family="text">
      <style:text-properties style:font-name="Times New Roman" fo:font-weight="bold" style:font-weight-asian="bold"/>
    </style:style>
    <style:style style:name="T18" style:family="text">
      <style:text-properties style:font-name="Times New Roman" fo:font-weight="bold" style:font-weight-asian="bold" style:font-weight-complex="bold"/>
    </style:style>
    <style:style style:name="T1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2" style:family="text">
      <style:text-properties style:font-name="Times New Roman" fo:font-size="14pt" fo:letter-spacing="-0.007cm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Times New Roman" fo:font-size="14pt" fo:letter-spacing="-0.004cm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5" style:family="text">
      <style:text-properties style:font-name="Times New Roman" fo:font-size="14pt" fo:letter-spacing="-0.005cm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6" style:family="text">
      <style:text-properties style:font-name="Times New Roman" fo:letter-spacing="0.065cm" fo:font-weight="bold" style:font-weight-asian="bold" style:font-weight-complex="bold"/>
    </style:style>
    <style:style style:name="T27" style:family="text">
      <style:text-properties style:font-name="Times New Roman" fo:letter-spacing="-0.004cm" fo:font-weight="bold" style:font-weight-asian="bold"/>
    </style:style>
    <style:style style:name="T28" style:family="text">
      <style:text-properties style:font-name="Times New Roman" fo:letter-spacing="0.064cm" fo:font-weight="bold" style:font-weight-asian="bold" style:font-weight-complex="bold"/>
    </style:style>
    <style:style style:name="T29" style:family="text">
      <style:text-properties style:font-name="Times New Roman" fo:letter-spacing="0.092cm"/>
    </style:style>
    <style:style style:name="T30" style:family="text">
      <style:text-properties style:font-name="Times New Roman" officeooo:rsid="0020810a"/>
    </style:style>
    <style:style style:name="T31" style:family="text">
      <style:text-properties style:font-name="Times New Roman" fo:background-color="#ffff00" loext:char-shading-value="0"/>
    </style:style>
    <style:style style:name="T32" style:family="text">
      <style:text-properties style:font-name="Times New Roman" fo:background-color="#ffff00" loext:char-shading-value="0"/>
    </style:style>
    <style:style style:name="T33" style:family="text">
      <style:text-properties fo:font-style="normal" style:font-style-asian="normal" style:font-style-complex="normal" style:text-scale="115%"/>
    </style:style>
    <style:style style:name="T34" style:family="text">
      <style:text-properties fo:font-style="normal" style:text-underline-style="solid" style:text-underline-width="auto" style:text-underline-color="font-color" style:text-underline-mode="continuous" style:text-overline-mode="continuous" style:text-line-through-mode="continuous" style:font-style-asian="normal" style:font-style-complex="normal" style:text-scale="115%"/>
    </style:style>
    <style:style style:name="T35" style:family="text">
      <style:text-properties fo:font-style="normal" style:text-underline-style="solid" style:text-underline-width="auto" style:text-underline-color="font-color" style:text-underline-mode="continuous" style:text-overline-mode="continuous" style:text-line-through-mode="continuous" style:font-style-asian="normal" style:font-style-complex="normal" style:text-scale="110%"/>
    </style:style>
    <style:style style:name="T36" style:family="text">
      <style:text-properties style:font-name="LM Roman 12"/>
    </style:style>
    <style:style style:name="T37" style:family="text">
      <style:text-properties style:font-name="LM Roman 12" fo:font-weight="bold" style:font-weight-asian="bold"/>
    </style:style>
    <style:style style:name="T38" style:family="text">
      <style:text-properties style:font-name="LM Roman 12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9" style:family="text">
      <style:text-properties style:font-name="LM Roman 12" fo:letter-spacing="-0.051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40" style:family="text">
      <style:text-properties style:font-name="LM Roman 12" fo:letter-spacing="-0.051cm" fo:font-weight="bold" style:font-weight-asian="bold"/>
    </style:style>
    <style:style style:name="T41" style:family="text">
      <style:text-properties style:font-name="LM Roman 12" fo:letter-spacing="0.092cm" fo:font-weight="bold" style:font-weight-asian="bold"/>
    </style:style>
    <style:style style:name="T42" style:family="text">
      <style:text-properties fo:letter-spacing="-0.018cm"/>
    </style:style>
    <style:style style:name="T4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4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4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 style:text-scale="95%"/>
    </style:style>
    <style:style style:name="T48" style:family="text">
      <style:text-properties fo:letter-spacing="-0.034cm"/>
    </style:style>
    <style:style style:name="T49" style:family="text">
      <style:text-properties fo:letter-spacing="-0.016cm"/>
    </style:style>
    <style:style style:name="T50" style:family="text">
      <style:text-properties fo:letter-spacing="-0.016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1" style:family="text">
      <style:text-properties fo:letter-spacing="-0.007cm"/>
    </style:style>
    <style:style style:name="T52" style:family="text">
      <style:text-properties fo:letter-spacing="-0.007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3" style:family="text">
      <style:text-properties fo:letter-spacing="-0.007cm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54" style:family="text">
      <style:text-properties fo:letter-spacing="-0.053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5" style:family="text">
      <style:text-properties fo:letter-spacing="-0.053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6" style:family="text">
      <style:text-properties fo:letter-spacing="0.032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letter-spacing="-0.011cm"/>
    </style:style>
    <style:style style:name="T59" style:family="text">
      <style:text-properties fo:letter-spacing="-0.011cm" style:text-scale="95%"/>
    </style:style>
    <style:style style:name="T60" style:family="text">
      <style:text-properties fo:letter-spacing="-0.005cm"/>
    </style:style>
    <style:style style:name="T61" style:family="text">
      <style:text-properties fo:letter-spacing="-0.005cm" fo:font-style="italic" style:text-underline-style="none" fo:font-weight="normal" officeooo:rsid="001ea34d" style:text-underline-mode="continuous" style:text-overline-mode="continuous" style:text-line-through-mode="continuous" style:font-style-asian="italic" style:font-weight-asian="normal" style:font-weight-complex="normal"/>
    </style:style>
    <style:style style:name="T62" style:family="text">
      <style:text-properties fo:letter-spacing="-0.005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63" style:family="text">
      <style:text-properties fo:letter-spacing="-0.005cm" style:text-scale="95%"/>
    </style:style>
    <style:style style:name="T64" style:family="text">
      <style:text-properties fo:letter-spacing="-0.005cm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65" style:family="text">
      <style:text-properties fo:font-style="italic" style:font-style-asian="italic"/>
    </style:style>
    <style:style style:name="T66" style:family="text">
      <style:text-properties fo:font-style="italic" officeooo:rsid="001ea34d" style:font-style-asian="italic"/>
    </style:style>
    <style:style style:name="T67" style:family="text">
      <style:text-properties fo:letter-spacing="0.016cm"/>
    </style:style>
    <style:style style:name="T68" style:family="text">
      <style:text-properties fo:letter-spacing="-0.046cm"/>
    </style:style>
    <style:style style:name="T69" style:family="text">
      <style:text-properties fo:letter-spacing="-0.044cm"/>
    </style:style>
    <style:style style:name="T70" style:family="text">
      <style:text-properties fo:letter-spacing="0.014cm"/>
    </style:style>
    <style:style style:name="T71" style:family="text">
      <style:text-properties fo:letter-spacing="0.018cm"/>
    </style:style>
    <style:style style:name="T72" style:family="text">
      <style:text-properties fo:letter-spacing="-0.028cm"/>
    </style:style>
    <style:style style:name="T73" style:family="text">
      <style:text-properties fo:letter-spacing="-0.028cm" fo:font-weight="bold" style:font-weight-asian="bold" style:font-weight-complex="bold"/>
    </style:style>
    <style:style style:name="T74" style:family="text">
      <style:text-properties fo:letter-spacing="-0.028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75" style:family="text">
      <style:text-properties fo:letter-spacing="-0.028cm" officeooo:rsid="001eceb6"/>
    </style:style>
    <style:style style:name="T76" style:family="text">
      <style:text-properties fo:letter-spacing="0.019cm"/>
    </style:style>
    <style:style style:name="T77" style:family="text">
      <style:text-properties fo:letter-spacing="0.021cm"/>
    </style:style>
    <style:style style:name="T78" style:family="text">
      <style:text-properties fo:letter-spacing="-0.037cm"/>
    </style:style>
    <style:style style:name="T79" style:family="text">
      <style:text-properties fo:letter-spacing="-0.037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0" style:family="text">
      <style:text-properties fo:letter-spacing="-0.035cm"/>
    </style:style>
    <style:style style:name="T81" style:family="text">
      <style:text-properties fo:letter-spacing="-0.035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2" style:family="text">
      <style:text-properties fo:letter-spacing="-0.035cm" officeooo:rsid="001e3c55"/>
    </style:style>
    <style:style style:name="T83" style:family="text">
      <style:text-properties fo:letter-spacing="-0.042cm"/>
    </style:style>
    <style:style style:name="T84" style:family="text">
      <style:text-properties fo:letter-spacing="-0.065cm"/>
    </style:style>
    <style:style style:name="T85" style:family="text">
      <style:text-properties fo:letter-spacing="0.083cm" fo:font-style="normal" style:text-underline-style="solid" style:text-underline-width="auto" style:text-underline-color="font-color" style:text-underline-mode="continuous" style:text-overline-mode="continuous" style:text-line-through-mode="continuous" style:font-style-asian="normal" style:font-style-complex="normal" style:text-scale="115%"/>
    </style:style>
    <style:style style:name="T86" style:family="text">
      <style:text-properties fo:letter-spacing="-0.004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7" style:family="text">
      <style:text-properties fo:letter-spacing="-0.048cm"/>
    </style:style>
    <style:style style:name="T88" style:family="text">
      <style:text-properties fo:letter-spacing="-0.048cm" style:text-scale="95%"/>
    </style:style>
    <style:style style:name="T89" style:family="text">
      <style:text-properties fo:letter-spacing="0.023cm"/>
    </style:style>
    <style:style style:name="T90" style:family="text">
      <style:text-properties fo:letter-spacing="-0.041cm"/>
    </style:style>
    <style:style style:name="T91" style:family="text">
      <style:text-properties fo:letter-spacing="-0.039cm"/>
    </style:style>
    <style:style style:name="T92" style:family="text">
      <style:text-properties fo:letter-spacing="-0.039cm" fo:background-color="#ffff00" loext:char-shading-value="0"/>
    </style:style>
    <style:style style:name="T93" style:family="text">
      <style:text-properties fo:letter-spacing="-0.039cm" fo:background-color="#ffff00" loext:char-shading-value="0"/>
    </style:style>
    <style:style style:name="T94" style:family="text">
      <style:text-properties fo:letter-spacing="0.058cm"/>
    </style:style>
    <style:style style:name="T95" style:family="text">
      <style:text-properties fo:letter-spacing="0.058cm" fo:background-color="#ffff00" loext:char-shading-value="0"/>
    </style:style>
    <style:style style:name="T96" style:family="text">
      <style:text-properties fo:letter-spacing="0.058cm" fo:background-color="#ffff00" loext:char-shading-value="0"/>
    </style:style>
    <style:style style:name="T97" style:family="text">
      <style:text-properties fo:letter-spacing="0.012cm"/>
    </style:style>
    <style:style style:name="T98" style:family="text">
      <style:text-properties fo:letter-spacing="0.065cm"/>
    </style:style>
    <style:style style:name="T99" style:family="text">
      <style:text-properties fo:letter-spacing="-0.067cm"/>
    </style:style>
    <style:style style:name="T100" style:family="text">
      <style:text-properties fo:letter-spacing="-0.058cm"/>
    </style:style>
    <style:style style:name="T101" style:family="text">
      <style:text-properties fo:letter-spacing="-0.058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2" style:family="text">
      <style:text-properties fo:letter-spacing="-0.056cm"/>
    </style:style>
    <style:style style:name="T103" style:family="text">
      <style:text-properties fo:letter-spacing="-0.056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4" style:family="text">
      <style:text-properties fo:letter-spacing="0.069cm"/>
    </style:style>
    <style:style style:name="T105" style:family="text">
      <style:text-properties fo:letter-spacing="-0.012cm"/>
    </style:style>
    <style:style style:name="T106" style:family="text">
      <style:text-properties fo:letter-spacing="-0.012c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7" style:family="text">
      <style:text-properties fo:letter-spacing="-0.012cm" style:text-scale="95%"/>
    </style:style>
    <style:style style:name="T108" style:family="text">
      <style:text-properties fo:letter-spacing="0.025cm"/>
    </style:style>
    <style:style style:name="T109" style:family="text">
      <style:text-properties fo:letter-spacing="-0.009cm"/>
    </style:style>
    <style:style style:name="T110" style:family="text">
      <style:text-properties fo:background-color="#ffff00" loext:char-shading-value="0"/>
    </style:style>
    <style:style style:name="T111" style:family="text">
      <style:text-properties fo:background-color="#ffff00" loext:char-shading-value="0"/>
    </style:style>
    <style:style style:name="T112" style:family="text">
      <style:text-properties style:text-scale="110%"/>
    </style:style>
    <style:style style:name="T113" style:family="text">
      <style:text-properties fo:letter-spacing="0.049cm" fo:font-style="normal" style:text-underline-style="solid" style:text-underline-width="auto" style:text-underline-color="font-color" style:text-underline-mode="continuous" style:text-overline-mode="continuous" style:text-line-through-mode="continuous" style:font-style-asian="normal" style:font-style-complex="normal" style:text-scale="110%"/>
    </style:style>
    <style:style style:name="T114" style:family="text">
      <style:text-properties style:text-scale="95%"/>
    </style:style>
    <style:style style:name="T115" style:family="text">
      <style:text-properties fo:letter-spacing="-0.026cm"/>
    </style:style>
    <style:style style:name="T116" style:family="text">
      <style:text-properties fo:letter-spacing="-0.06cm"/>
    </style:style>
    <style:style style:name="T117" style:family="text">
      <style:text-properties fo:letter-spacing="0.03cm"/>
    </style:style>
    <style:style style:name="T118" style:family="text">
      <style:text-properties fo:letter-spacing="0.028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19" style:family="text">
      <style:text-properties style:font-name="Roman" fo:font-weight="bold" style:font-weight-asian="bold" style:font-weight-complex="bold"/>
    </style:style>
    <style:style style:name="T120" style:family="text">
      <style:text-properties officeooo:rsid="001e3c55"/>
    </style:style>
    <style:style style:name="T121" style:family="text">
      <style:text-properties officeooo:rsid="001ea34d"/>
    </style:style>
    <style:style style:name="T122" style:family="text">
      <style:text-properties officeooo:rsid="002061ab"/>
    </style:style>
    <text:list-style style:name="L1">
      <text:list-level-style-number text:level="1" loext:num-list-format="%1%)" style:num-suffix=")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8LVL1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Internet_20_link"><text:span text:style-name="T1"/></text:span></text:p>
      <text:h text:style-name="P39" text:outline-level="1"><text:bookmark text:name="Bookmark3"/><text:bookmark text:name="_bookmark31"/><text:bookmark text:name="_bookmark3"/><text:span text:style-name="Police_20_par_20_défaut"><text:span text:style-name="T2">Chap</text:span></text:span><text:span text:style-name="Police_20_par_20_défaut"><text:span text:style-name="T30">itre</text:span></text:span><text:span text:style-name="Police_20_par_20_défaut"><text:span text:style-name="T2"> 2 : </text:span></text:span><text:span text:style-name="Police_20_par_20_défaut"><text:span text:style-name="T3">Les protections juridiques des biens</text:span></text:span><text:span text:style-name="Police_20_par_20_défaut"><text:span text:style-name="T5"> </text:span></text:span><text:span text:style-name="Police_20_par_20_défaut"><text:span text:style-name="T3">TIC</text:span></text:span></text:h>
      <text:h text:style-name="P40" text:outline-level="2"><text:bookmark text:name="Bookmark4"/><text:bookmark text:name="_bookmark41"/><text:bookmark text:name="_bookmark4"/><text:span text:style-name="Police_20_par_20_défaut"><text:span text:style-name="T33">A – </text:span></text:span><text:span text:style-name="Police_20_par_20_défaut"><text:span text:style-name="T34">Les matériels et</text:span></text:span><text:span text:style-name="Police_20_par_20_défaut"><text:span text:style-name="T85"> les </text:span></text:span><text:span text:style-name="Police_20_par_20_défaut"><text:span text:style-name="T34">périphériques</text:span></text:span></text:h>
      <text:p text:style-name="P26">Le brevet, les dessins et modèles, la marque</text:p>
      <text:p text:style-name="P26"/>
      <text:h text:style-name="P42" text:outline-level="3"><text:bookmark text:name="Bookmark5"/><text:bookmark text:name="_bookmark51"/><text:bookmark text:name="_bookmark5"/><text:span text:style-name="T23">1 – </text:span><text:span text:style-name="Police_20_par_20_défaut"><text:span text:style-name="T21">Le brevet</text:span></text:span><text:span text:style-name="Police_20_par_20_défaut"><text:span text:style-name="T24"> </text:span></text:span><text:span text:style-name="Police_20_par_20_défaut"><text:span text:style-name="T25">d’invention</text:span></text:span></text:h>
      <text:p text:style-name="P5">C'est <text:span text:style-name="Police_20_par_20_défaut"><text:span text:style-name="T45">un titre</text:span></text:span> (un diplôme)<text:span text:style-name="Police_20_par_20_défaut"><text:span text:style-name="T87"> </text:span></text:span>délivré<text:span text:style-name="Police_20_par_20_défaut"><text:span text:style-name="T68"> </text:span></text:span>en<text:span text:style-name="Police_20_par_20_défaut"><text:span text:style-name="T68"> </text:span></text:span><text:span text:style-name="Police_20_par_20_défaut"><text:span text:style-name="T51">France</text:span></text:span><text:span text:style-name="Police_20_par_20_défaut"><text:span text:style-name="T68"> </text:span></text:span>par<text:span text:style-name="Police_20_par_20_défaut"><text:span text:style-name="T68"> </text:span></text:span>l’INPI<text:span text:style-name="Police_20_par_20_défaut"><text:span text:style-name="T68"> (Institut National </text:span></text:span>de<text:span text:style-name="Police_20_par_20_défaut"><text:span text:style-name="T68"> </text:span></text:span>la<text:span text:style-name="Police_20_par_20_défaut"><text:span text:style-name="T68"> </text:span></text:span>propriété<text:span text:style-name="Police_20_par_20_défaut"><text:span text:style-name="T68"> </text:span></text:span>industrielle)<text:span text:style-name="Police_20_par_20_défaut"><text:span text:style-name="T68"> </text:span></text:span>à<text:span text:style-name="Police_20_par_20_défaut"><text:span text:style-name="T68"> </text:span></text:span>toute<text:span text:style-name="Police_20_par_20_défaut"><text:span text:style-name="T68"> </text:span></text:span>personne<text:span text:style-name="Police_20_par_20_défaut"><text:span text:style-name="T87"> </text:span></text:span>physique ou<text:span text:style-name="Police_20_par_20_défaut"><text:span text:style-name="T77"> </text:span></text:span>morale<text:span text:style-name="Police_20_par_20_défaut"><text:span text:style-name="T77"> </text:span></text:span>qui<text:span text:style-name="Police_20_par_20_défaut"><text:span text:style-name="T77"> </text:span></text:span>se<text:span text:style-name="Police_20_par_20_défaut"><text:span text:style-name="T77"> </text:span></text:span>déclare<text:span text:style-name="Police_20_par_20_défaut"><text:span text:style-name="T89"> </text:span></text:span>à<text:span text:style-name="Police_20_par_20_défaut"><text:span text:style-name="T77"> </text:span></text:span>l’origine<text:span text:style-name="Police_20_par_20_défaut"><text:span text:style-name="T77"> </text:span></text:span>d’une<text:span text:style-name="Police_20_par_20_défaut"><text:span text:style-name="T77"> </text:span></text:span><text:span text:style-name="Police_20_par_20_défaut"><text:span text:style-name="T60">invention</text:span></text:span><text:span text:style-name="Police_20_par_20_défaut"><text:span text:style-name="T77"> </text:span></text:span>brevetable.</text:p>
      <text:p text:style-name="P5"/>
      <text:p text:style-name="P1">Les 6 critères de brevetabilité :</text:p>
      <text:p text:style-name="P29"><text:span text:style-name="Police_20_par_20_défaut"><text:span text:style-name="T6">1) La création doit être une </text:span></text:span><text:span text:style-name="Police_20_par_20_défaut"><text:span text:style-name="T9">invention</text:span></text:span><text:span text:style-name="Police_20_par_20_défaut"><text:span text:style-name="T6"> : Les </text:span></text:span><text:span text:style-name="Police_20_par_20_défaut"><text:span text:style-name="T2">théories scientifiques, les méthodes mathématiques, les créations esthétiques, les logiciels </text:span></text:span><text:span text:style-name="Police_20_par_20_défaut"><text:span text:style-name="T4">en tant que tels</text:span></text:span><text:span text:style-name="Police_20_par_20_défaut"><text:span text:style-name="T2">,... ne sont pas des inventions</text:span></text:span></text:p>
      <text:p text:style-name="P29"><text:span text:style-name="Police_20_par_20_défaut"><text:span text:style-name="T2">2) L'i</text:span></text:span><text:span text:style-name="Police_20_par_20_défaut"><text:span text:style-name="T6">nvention</text:span></text:span><text:span text:style-name="Police_20_par_20_défaut"><text:span text:style-name="T10"> </text:span></text:span><text:span text:style-name="Police_20_par_20_défaut"><text:span text:style-name="T2">doit</text:span></text:span><text:span text:style-name="Police_20_par_20_défaut"><text:span text:style-name="T11"> </text:span></text:span><text:span text:style-name="Police_20_par_20_défaut"><text:span text:style-name="T2">être</text:span></text:span><text:span text:style-name="Police_20_par_20_défaut"><text:span text:style-name="T12"> </text:span></text:span><text:span text:style-name="Police_20_par_20_défaut"><text:span text:style-name="T32">nouvelle</text:span></text:span><text:span text:style-name="Police_20_par_20_défaut"><text:span text:style-name="T11"> (</text:span></text:span><text:span text:style-name="Police_20_par_20_défaut"><text:span text:style-name="T2">ne</text:span></text:span><text:span text:style-name="Police_20_par_20_défaut"><text:span text:style-name="T12"> </text:span></text:span><text:span text:style-name="Police_20_par_20_défaut"><text:span text:style-name="T2">pas</text:span></text:span><text:span text:style-name="Police_20_par_20_défaut"><text:span text:style-name="T12"> </text:span></text:span><text:span text:style-name="Police_20_par_20_défaut"><text:span text:style-name="T2">être</text:span></text:span><text:span text:style-name="Police_20_par_20_défaut"><text:span text:style-name="T11"> </text:span></text:span><text:span text:style-name="Police_20_par_20_défaut"><text:span text:style-name="T2">divulguée</text:span></text:span><text:span text:style-name="Police_20_par_20_défaut"><text:span text:style-name="T12"> </text:span></text:span><text:span text:style-name="Police_20_par_20_défaut"><text:span text:style-name="T2">au</text:span></text:span><text:span text:style-name="Police_20_par_20_défaut"><text:span text:style-name="T11"> </text:span></text:span><text:span text:style-name="Police_20_par_20_défaut"><text:span text:style-name="T2">grand</text:span></text:span><text:span text:style-name="Police_20_par_20_défaut"><text:span text:style-name="T12"> </text:span></text:span><text:span text:style-name="Police_20_par_20_défaut"><text:span text:style-name="T2">public</text:span></text:span><text:span text:style-name="Police_20_par_20_défaut"><text:span text:style-name="T12"> </text:span></text:span><text:span text:style-name="Police_20_par_20_défaut"><text:span text:style-name="T13">avant</text:span></text:span><text:span text:style-name="Police_20_par_20_défaut"><text:span text:style-name="T12"> le dépôt)</text:span></text:span></text:p>
      <text:p text:style-name="P29"><text:span text:style-name="Police_20_par_20_défaut"><text:span text:style-name="T11">3) L'invention d</text:span></text:span><text:span text:style-name="Police_20_par_20_défaut"><text:span text:style-name="T2">oit être </text:span></text:span><text:span text:style-name="Police_20_par_20_défaut"><text:span text:style-name="T32">une solution technique à un problème</text:span></text:span><text:span text:style-name="Police_20_par_20_défaut"><text:span text:style-name="T16"> </text:span></text:span><text:span text:style-name="Police_20_par_20_défaut"><text:span text:style-name="T32">technique</text:span></text:span></text:p>
      <text:list xml:id="list3241339768" text:style-name="L1">
        <text:list-header>
          <text:p text:style-name="P46"><text:s text:c="5"/>4) L'invention doit<text:span text:style-name="Police_20_par_20_défaut"><text:span text:style-name="T90"> </text:span></text:span>impliquer<text:span text:style-name="Police_20_par_20_défaut"><text:span text:style-name="T91"> </text:span></text:span>une<text:span text:style-name="Police_20_par_20_défaut"><text:span text:style-name="T91"> </text:span></text:span>activité<text:span text:style-name="Police_20_par_20_défaut"><text:span text:style-name="T90"> </text:span></text:span><text:span text:style-name="Police_20_par_20_défaut"><text:span text:style-name="T51">inventive (c'est le </text:span></text:span><text:span text:style-name="T111">critère</text:span><text:span text:style-name="Police_20_par_20_défaut"><text:span text:style-name="T93"> </text:span></text:span><text:span text:style-name="T111">de</text:span><text:span text:style-name="Police_20_par_20_défaut"><text:span text:style-name="T93"> </text:span></text:span><text:span text:style-name="T111">non-évidence</text:span>)</text:p>
          <text:p text:style-name="P46"><text:s text:c="7"/>5) L'invention doit être susceptible d’<text:span text:style-name="T111">application</text:span><text:span text:style-name="Police_20_par_20_défaut"><text:span text:style-name="T96"> </text:span></text:span><text:span text:style-name="T111">industrielle</text:span></text:p>
        </text:list-header>
      </text:list>
      <text:p text:style-name="P19"><text:s text:c="7"/>6) Ne pas être contraire aux bonnes mœurs et à l’ordre public</text:p>
      <text:p text:style-name="P6">Le dépôt de brevet constitue une arme à double <text:span text:style-name="Police_20_par_20_défaut"><text:span text:style-name="T60">tranchant :</text:span></text:span></text:p>
      <text:p text:style-name="P6"><text:span text:style-name="Police_20_par_20_défaut"><text:span text:style-name="T60">En effet, </text:span></text:span>d’une part son obtention permet à<text:span text:style-name="Police_20_par_20_défaut"><text:span text:style-name="T90"> </text:span></text:span>son<text:span text:style-name="Police_20_par_20_défaut"><text:span text:style-name="T90"> </text:span></text:span>propriétaire<text:span text:style-name="Police_20_par_20_défaut"><text:span text:style-name="T90"> </text:span></text:span><text:span text:style-name="Police_20_par_20_défaut"><text:span text:style-name="T60">d’avoir</text:span></text:span><text:span text:style-name="Police_20_par_20_défaut"><text:span text:style-name="T90"> </text:span></text:span>un<text:span text:style-name="Police_20_par_20_défaut"><text:span text:style-name="T90"> </text:span></text:span>monopole<text:span text:style-name="Police_20_par_20_défaut"><text:span text:style-name="T90"> </text:span></text:span>de<text:span text:style-name="Police_20_par_20_défaut"><text:span text:style-name="T90"> </text:span></text:span>fabrication<text:span text:style-name="Police_20_par_20_défaut"><text:span text:style-name="T90"> </text:span></text:span>et<text:span text:style-name="Police_20_par_20_défaut"><text:span text:style-name="T90"> </text:span></text:span>de<text:span text:style-name="Police_20_par_20_défaut"><text:span text:style-name="T90"> </text:span></text:span>commercialisation<text:span text:style-name="Police_20_par_20_défaut"><text:span text:style-name="T90"> </text:span></text:span>pendant<text:span text:style-name="Police_20_par_20_défaut"><text:span text:style-name="T90"> </text:span></text:span>20<text:span text:style-name="Police_20_par_20_défaut"><text:span text:style-name="T90"> </text:span></text:span>ans ainsi<text:span text:style-name="Police_20_par_20_défaut"><text:span text:style-name="T70"> </text:span></text:span>que<text:span text:style-name="Police_20_par_20_défaut"><text:span text:style-name="T70"> </text:span></text:span>la<text:span text:style-name="Police_20_par_20_défaut"><text:span text:style-name="T70"> </text:span></text:span>protection<text:span text:style-name="Police_20_par_20_défaut"><text:span text:style-name="T70"> </text:span></text:span>juridique<text:span text:style-name="Police_20_par_20_défaut"><text:span text:style-name="T70"> </text:span></text:span>contre<text:span text:style-name="Police_20_par_20_défaut"><text:span text:style-name="T70"> </text:span></text:span>la<text:span text:style-name="Police_20_par_20_défaut"><text:span text:style-name="T67"> </text:span></text:span>contrefaçon<text:span text:style-name="Police_20_par_20_défaut"><text:span text:style-name="T97"> </text:span></text:span>(ou<text:span text:style-name="Police_20_par_20_défaut"><text:span text:style-name="T97"> </text:span></text:span>la<text:span text:style-name="Police_20_par_20_défaut"><text:span text:style-name="T70"> </text:span></text:span>dissuader).</text:p>
      <text:p text:style-name="P7">D'autre part, en <text:span text:style-name="Police_20_par_20_défaut"><text:span text:style-name="T60">revanche, </text:span></text:span>il ouvre l’accès intellectuel au public puisque toute la technologie, la méthode, est<text:span text:style-name="Police_20_par_20_défaut"><text:span text:style-name="T42"> </text:span></text:span>décrite<text:span text:style-name="Police_20_par_20_défaut"><text:span text:style-name="T42"> </text:span></text:span>dans<text:span text:style-name="Police_20_par_20_défaut"><text:span text:style-name="T42"> </text:span></text:span>le<text:span text:style-name="Police_20_par_20_défaut"><text:span text:style-name="T49"> </text:span></text:span>rapport<text:span text:style-name="Police_20_par_20_défaut"><text:span text:style-name="T49"> </text:span></text:span>de<text:span text:style-name="Police_20_par_20_défaut"><text:span text:style-name="T42"> </text:span></text:span><text:span text:style-name="Police_20_par_20_défaut"><text:span text:style-name="T60">recherche</text:span></text:span><text:span text:style-name="Police_20_par_20_défaut"><text:span text:style-name="T42"> </text:span></text:span>de<text:span text:style-name="Police_20_par_20_défaut"><text:span text:style-name="T42"> </text:span></text:span>telle<text:span text:style-name="Police_20_par_20_défaut"><text:span text:style-name="T42"> </text:span></text:span>sorte<text:span text:style-name="Police_20_par_20_défaut"><text:span text:style-name="T42"> </text:span></text:span>qu’un<text:span text:style-name="Police_20_par_20_défaut"><text:span text:style-name="T42"> </text:span></text:span>prototype<text:span text:style-name="Police_20_par_20_défaut"><text:span text:style-name="T49"> </text:span></text:span>puisse<text:span text:style-name="Police_20_par_20_défaut"><text:span text:style-name="T42"> </text:span></text:span>être<text:span text:style-name="Police_20_par_20_défaut"><text:span text:style-name="T49"> </text:span></text:span>élaboré<text:span text:style-name="Police_20_par_20_défaut"><text:span text:style-name="T42"> </text:span></text:span>par l’homme du<text:span text:style-name="Police_20_par_20_défaut"><text:span text:style-name="T98"> </text:span></text:span>métier.</text:p>
      <text:p text:style-name="Footer">Ce<text:span text:style-name="Police_20_par_20_défaut"><text:span text:style-name="T99"> </text:span></text:span>rapport de recherche<text:span text:style-name="Police_20_par_20_défaut"><text:span text:style-name="T99"> </text:span></text:span>figurera<text:span text:style-name="Police_20_par_20_défaut"><text:span text:style-name="T84"> sur</text:span></text:span><text:span text:style-name="Police_20_par_20_défaut"><text:span text:style-name="T99"> </text:span></text:span>la<text:span text:style-name="Police_20_par_20_défaut"><text:span text:style-name="T84"> </text:span></text:span>banque<text:span text:style-name="Police_20_par_20_défaut"><text:span text:style-name="T99"> </text:span></text:span>de<text:span text:style-name="Police_20_par_20_défaut"><text:span text:style-name="T84"> </text:span></text:span>données<text:span text:style-name="Police_20_par_20_défaut"><text:span text:style-name="T99"> </text:span></text:span>de<text:span text:style-name="Police_20_par_20_défaut"><text:span text:style-name="T99"> </text:span></text:span>l’INPI,et <text:span text:style-name="Police_20_par_20_défaut"><text:span text:style-name="T84"><text:s/></text:span></text:span>toute<text:span text:style-name="Police_20_par_20_défaut"><text:span text:style-name="T99"> </text:span></text:span>personne<text:span text:style-name="Police_20_par_20_défaut"><text:span text:style-name="T84"> </text:span></text:span>intéressée<text:span text:style-name="Police_20_par_20_défaut"><text:span text:style-name="T99"> et <text:s/>abonnée </text:span></text:span>peut<text:span text:style-name="Police_20_par_20_défaut"><text:span text:style-name="T84"> </text:span></text:span>y<text:span text:style-name="Police_20_par_20_défaut"><text:span text:style-name="T99"> </text:span></text:span>accéder. L’objectif<text:span text:style-name="Police_20_par_20_défaut"><text:span text:style-name="T100"> </text:span></text:span>est<text:span text:style-name="Police_20_par_20_défaut"><text:span text:style-name="T102"> </text:span></text:span>de<text:span text:style-name="Police_20_par_20_défaut"><text:span text:style-name="T102"> </text:span></text:span>favoriser<text:span text:style-name="Police_20_par_20_défaut"><text:span text:style-name="T102"> </text:span></text:span>le<text:span text:style-name="Police_20_par_20_défaut"><text:span text:style-name="T102"> </text:span></text:span>progrès<text:span text:style-name="Police_20_par_20_défaut"><text:span text:style-name="T102"> </text:span></text:span>technique.</text:p>
      <text:p text:style-name="Standard"><text:s/></text:p>
      <text:p text:style-name="Footer">Au<text:span text:style-name="Police_20_par_20_défaut"><text:span text:style-name="T102"> </text:span></text:span>delà<text:span text:style-name="Police_20_par_20_défaut"><text:span text:style-name="T102"> </text:span></text:span>des<text:span text:style-name="Police_20_par_20_défaut"><text:span text:style-name="T102"> </text:span></text:span>20<text:span text:style-name="Police_20_par_20_défaut"><text:span text:style-name="T102"> </text:span></text:span>ans<text:span text:style-name="Police_20_par_20_défaut"><text:span text:style-name="T102"> </text:span></text:span>de<text:span text:style-name="Police_20_par_20_défaut"><text:span text:style-name="T102"> </text:span></text:span>protection<text:span text:style-name="Police_20_par_20_défaut"><text:span text:style-name="T100"> </text:span></text:span>tombe dans le domaine du public et toute personne intéressée peut acheter des<text:span text:style-name="Police_20_par_20_défaut"><text:span text:style-name="T104"> </text:span></text:span>licences pour fabriquer des produits génériques.</text:p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/>
      <text:p text:style-name="Footer"><text:soft-page-break/></text:p>
      <text:p text:style-name="Footer"><text:bookmark text:name="Bookmark6"/><text:bookmark text:name="_bookmark61"/><text:bookmark text:name="_bookmark6"/><text:span text:style-name="Police_20_par_20_défaut"><text:span text:style-name="T57"><text:s text:c="5"/></text:span></text:span><text:span text:style-name="Police_20_par_20_défaut"><text:span text:style-name="T119"><text:s/></text:span></text:span><text:span text:style-name="Police_20_par_20_défaut"><text:span text:style-name="T19">2 - </text:span></text:span><text:span text:style-name="Police_20_par_20_défaut"><text:span text:style-name="T20">Les dessins et</text:span></text:span><text:span text:style-name="Police_20_par_20_défaut"><text:span text:style-name="T22"> </text:span></text:span><text:span text:style-name="Police_20_par_20_défaut"><text:span text:style-name="T20">modèles</text:span></text:span></text:p>
      <text:p text:style-name="P16">Ils protègent la forme, le desing, la création esthétique du produit.</text:p>
      <text:p text:style-name="P16"/>
      <text:p text:style-name="P20"><text:span text:style-name="Police_20_par_20_défaut"><text:span text:style-name="T17">Un dessin</text:span></text:span><text:span text:style-name="Police_20_par_20_défaut"><text:span text:style-name="T7"> est une représentation e</text:span></text:span><text:span text:style-name="T18">n deux</text:span><text:span text:style-name="Police_20_par_20_défaut"><text:span text:style-name="T26"> </text:span></text:span><text:span text:style-name="T18">dimensions</text:span></text:p>
      <text:p text:style-name="P21"><text:span text:style-name="Police_20_par_20_défaut"><text:span text:style-name="T17">Un modèle</text:span></text:span><text:span text:style-name="Police_20_par_20_défaut"><text:span text:style-name="T27"> est une représentation e</text:span></text:span><text:span text:style-name="T18">n trois</text:span><text:span text:style-name="Police_20_par_20_défaut"><text:span text:style-name="T28"> </text:span></text:span><text:span text:style-name="T18">dimensions</text:span></text:p>
      <text:p text:style-name="P21"/>
      <text:p text:style-name="P9">Le dépôt s’effectue auprès de l’INPI dans une ou plusieurs des 32 classes correspondant aux domaines d’activité caractérisant la classification de Locarno.</text:p>
      <text:p text:style-name="P9">La durée de la protection est de 5 ans renouvelable 5 fois = 25 ans</text:p>
      <text:p text:style-name="P31"/>
      <text:h text:style-name="P43" text:outline-level="3"><text:bookmark text:name="Bookmark7"/><text:bookmark text:name="_bookmark71"/><text:bookmark text:name="_bookmark7"/><text:s text:c="5"/><text:span text:style-name="T23"><text:s/>3 - </text:span><text:span text:style-name="Police_20_par_20_défaut"><text:span text:style-name="T21">La</text:span></text:span><text:span text:style-name="Police_20_par_20_défaut"><text:span text:style-name="T24"> </text:span></text:span><text:span text:style-name="Police_20_par_20_défaut"><text:span text:style-name="T21">marque</text:span></text:span></text:h>
      <text:p text:style-name="P10">C'est <text:span text:style-name="Police_20_par_20_défaut"><text:span text:style-name="T43">un signe</text:span></text:span><text:span text:style-name="Police_20_par_20_défaut"><text:span text:style-name="T106"> </text:span></text:span><text:span text:style-name="Police_20_par_20_défaut"><text:span text:style-name="T43">distinctif</text:span></text:span><text:span text:style-name="Police_20_par_20_défaut"><text:span text:style-name="T58"> </text:span></text:span>qui<text:span text:style-name="Police_20_par_20_défaut"><text:span text:style-name="T105"> </text:span></text:span>permet<text:span text:style-name="Police_20_par_20_défaut"><text:span text:style-name="T58"> </text:span></text:span>de<text:span text:style-name="Police_20_par_20_défaut"><text:span text:style-name="T58"> </text:span></text:span>démarquer<text:span text:style-name="Police_20_par_20_défaut"><text:span text:style-name="T105"> </text:span></text:span>son<text:span text:style-name="Police_20_par_20_défaut"><text:span text:style-name="T58"> </text:span></text:span>offre<text:span text:style-name="Police_20_par_20_défaut"><text:span text:style-name="T105"> </text:span></text:span>par<text:span text:style-name="Police_20_par_20_défaut"><text:span text:style-name="T58"> </text:span></text:span>rapport<text:span text:style-name="Police_20_par_20_défaut"><text:span text:style-name="T58"> </text:span></text:span>à<text:span text:style-name="Police_20_par_20_défaut"><text:span text:style-name="T105"> celle de </text:span></text:span>la<text:span text:style-name="Police_20_par_20_défaut"><text:span text:style-name="T58"> </text:span></text:span>concurrence.<text:span text:style-name="Police_20_par_20_défaut"><text:span text:style-name="T105"> </text:span></text:span>Il<text:span text:style-name="Police_20_par_20_défaut"><text:span text:style-name="T58"> </text:span></text:span>existe plusieurs formes de marque. Une marque peut être verbale, sonore, figurative ou complexe (composée des 3 citées<text:span text:style-name="Police_20_par_20_défaut"><text:span text:style-name="T108"> </text:span></text:span><text:span text:style-name="Police_20_par_20_défaut"><text:span text:style-name="T109">avant).</text:span></text:span></text:p>
      <text:p text:style-name="P35"/>
      <text:p text:style-name="P2">Les 4 conditions de validité d’une marque :</text:p>
      <text:p text:style-name="P30"><text:span text:style-name="Police_20_par_20_défaut"><text:span text:style-name="T2">1) La</text:span></text:span><text:span text:style-name="Police_20_par_20_défaut"><text:span text:style-name="T10"> </text:span></text:span><text:span text:style-name="Police_20_par_20_défaut"><text:span text:style-name="T2">marque</text:span></text:span><text:span text:style-name="Police_20_par_20_défaut"><text:span text:style-name="T12"> </text:span></text:span><text:span text:style-name="Police_20_par_20_défaut"><text:span text:style-name="T2">doit</text:span></text:span><text:span text:style-name="Police_20_par_20_défaut"><text:span text:style-name="T12"> </text:span></text:span><text:span text:style-name="Police_20_par_20_défaut"><text:span text:style-name="T2">être</text:span></text:span><text:span text:style-name="Police_20_par_20_défaut"><text:span text:style-name="T10"> disponible</text:span></text:span></text:p>
      <text:p text:style-name="P36">2) Elle ne doit <text:s/>doit pas être trompeuse</text:p>
      <text:list xml:id="list1090281881" text:style-name="L2">
        <text:list-item>
          <text:p text:style-name="P45"><text:span text:style-name="Police_20_par_20_défaut"><text:span text:style-name="T10">Elle doit être distinctive</text:span></text:span><text:span text:style-name="Police_20_par_20_défaut"><text:span text:style-name="T2"> (voir affaire showroomprive.com vs venteprivee.com)</text:span></text:span></text:p>
        </text:list-item>
      </text:list>
      <text:p text:style-name="P37"><text:s text:c="5"/>4) Elle doit être licite</text:p>
      <text:p text:style-name="P38"/>
      <text:p text:style-name="P4">Le dépôt s’effectue auprès de l’INPI, dans l'une ou plusieurs classes parmi les 45 classes caractérisant la convention de Nice.</text:p>
      <text:p text:style-name="P4">=&gt; <text:span text:style-name="Police_20_par_20_défaut"><text:span text:style-name="T110">Le principe de spécialité</text:span></text:span>.</text:p>
      <text:p text:style-name="P4">=&gt; <text:span text:style-name="Police_20_par_20_défaut"><text:span text:style-name="T110">La marque notoire</text:span></text:span></text:p>
      <text:p text:style-name="P4"/>
      <text:p text:style-name="P12">La durée de protection d'une marque est de 10 ans, renouvelable indéfiniment.</text:p>
      <text:p text:style-name="P12"/>
      <text:p text:style-name="P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41" text:outline-level="2"><text:bookmark text:name="Bookmark8"/><text:bookmark text:name="_bookmark81"/><text:bookmark text:name="_bookmark8"/><text:soft-page-break/><text:span text:style-name="Police_20_par_20_défaut"><text:span text:style-name="T112">B – </text:span></text:span><text:span text:style-name="Police_20_par_20_défaut"><text:span text:style-name="T35">Les protections juridiques du</text:span></text:span><text:span text:style-name="Police_20_par_20_défaut"><text:span text:style-name="T113"> </text:span></text:span><text:span text:style-name="Police_20_par_20_défaut"><text:span text:style-name="T35">logiciel</text:span></text:span></text:h>
      <text:p text:style-name="P25"/>
      <text:h text:style-name="P42" text:outline-level="3"><text:bookmark text:name="Bookmark9"/><text:bookmark text:name="_bookmark91"/><text:bookmark text:name="_bookmark9"/>1 - <text:span text:style-name="Police_20_par_20_défaut"><text:span text:style-name="T43">Le droit d’auteur spécifiques au</text:span></text:span><text:span text:style-name="Police_20_par_20_défaut"><text:span text:style-name="T50"> </text:span></text:span><text:span text:style-name="Police_20_par_20_défaut"><text:span text:style-name="T43">logiciel</text:span></text:span></text:h>
      <text:p text:style-name="P14">Dès qu'une oeuvre est <text:span text:style-name="Police_20_par_20_défaut"><text:span text:style-name="T57">originale</text:span></text:span>, elle est <text:span text:style-name="Police_20_par_20_défaut"><text:span text:style-name="T57">automatiquement protégée</text:span></text:span> par le droit d’auteur.</text:p>
      <text:p text:style-name="P14">De même :</text:p>
      <text:p text:style-name="P14"/>
      <text:p text:style-name="P27"><text:span text:style-name="Police_20_par_20_défaut"><text:span text:style-name="T36">« T</text:span></text:span>out<text:span text:style-name="Police_20_par_20_défaut"><text:span text:style-name="T58"> </text:span></text:span>logiciel<text:span text:style-name="Police_20_par_20_défaut"><text:span text:style-name="T109"> </text:span></text:span>présentant<text:span text:style-name="Police_20_par_20_défaut"><text:span text:style-name="T58"> </text:span></text:span>un<text:span text:style-name="Police_20_par_20_défaut"><text:span text:style-name="T109"> </text:span></text:span>caractère<text:span text:style-name="Police_20_par_20_défaut"><text:span text:style-name="T109"> </text:span></text:span>original,<text:span text:style-name="Police_20_par_20_défaut"><text:span text:style-name="T58"> </text:span></text:span>quel<text:span text:style-name="Police_20_par_20_défaut"><text:span text:style-name="T109"> </text:span></text:span>que<text:span text:style-name="Police_20_par_20_défaut"><text:span text:style-name="T109"> </text:span></text:span>soit<text:span text:style-name="Police_20_par_20_défaut"><text:span text:style-name="T58"> </text:span></text:span>le<text:span text:style-name="Police_20_par_20_défaut"><text:span text:style-name="T109"> </text:span></text:span>genre,<text:span text:style-name="Police_20_par_20_défaut"><text:span text:style-name="T58"> </text:span></text:span>la <text:span text:style-name="Police_20_par_20_défaut"><text:span text:style-name="T114">forme</text:span></text:span><text:span text:style-name="Police_20_par_20_défaut"><text:span text:style-name="T107"> </text:span></text:span><text:span text:style-name="Police_20_par_20_défaut"><text:span text:style-name="T114">d’expression,</text:span></text:span><text:span text:style-name="Police_20_par_20_défaut"><text:span text:style-name="T59"> </text:span></text:span><text:span text:style-name="Police_20_par_20_défaut"><text:span text:style-name="T114">le</text:span></text:span><text:span text:style-name="Police_20_par_20_défaut"><text:span text:style-name="T107"> </text:span></text:span><text:span text:style-name="Police_20_par_20_défaut"><text:span text:style-name="T114">mérite,</text:span></text:span><text:span text:style-name="Police_20_par_20_défaut"><text:span text:style-name="T59"> </text:span></text:span><text:span text:style-name="Police_20_par_20_défaut"><text:span text:style-name="T114">ou</text:span></text:span><text:span text:style-name="Police_20_par_20_défaut"><text:span text:style-name="T107"> </text:span></text:span><text:span text:style-name="Police_20_par_20_défaut"><text:span text:style-name="T114">la</text:span></text:span><text:span text:style-name="Police_20_par_20_défaut"><text:span text:style-name="T59"> </text:span></text:span><text:span text:style-name="Police_20_par_20_défaut"><text:span text:style-name="T114">destination,</text:span></text:span><text:span text:style-name="Police_20_par_20_défaut"><text:span text:style-name="T107"> </text:span></text:span><text:span text:style-name="Police_20_par_20_défaut"><text:span text:style-name="T114">est</text:span></text:span><text:span text:style-name="Police_20_par_20_défaut"><text:span text:style-name="T59"> </text:span></text:span><text:span text:style-name="Police_20_par_20_défaut"><text:span text:style-name="T114">automatiquement</text:span></text:span><text:span text:style-name="Police_20_par_20_défaut"><text:span text:style-name="T59"> </text:span></text:span><text:span text:style-name="Police_20_par_20_défaut"><text:span text:style-name="T114">protégé</text:span></text:span><text:span text:style-name="Police_20_par_20_défaut"><text:span text:style-name="T107"> </text:span></text:span><text:span text:style-name="Police_20_par_20_défaut"><text:span text:style-name="T114">par</text:span></text:span><text:span text:style-name="Police_20_par_20_défaut"><text:span text:style-name="T59"> </text:span></text:span><text:span text:style-name="Police_20_par_20_défaut"><text:span text:style-name="T114">le</text:span></text:span><text:span text:style-name="Police_20_par_20_défaut"><text:span text:style-name="T107"> </text:span></text:span><text:span text:style-name="Police_20_par_20_défaut"><text:span text:style-name="T114">droit </text:span></text:span>d’auteur ».</text:p>
      <text:p text:style-name="P28"><text:s/></text:p>
      <text:p text:style-name="P27">Aucune<text:span text:style-name="Police_20_par_20_défaut"><text:span text:style-name="T49"> </text:span></text:span>formalité<text:span text:style-name="Police_20_par_20_défaut"><text:span text:style-name="T42"> </text:span></text:span>de<text:span text:style-name="Police_20_par_20_défaut"><text:span text:style-name="T49"> </text:span></text:span>dépôt<text:span text:style-name="Police_20_par_20_défaut"><text:span text:style-name="T49"> </text:span></text:span>n’est<text:span text:style-name="Police_20_par_20_défaut"><text:span text:style-name="T42"> </text:span></text:span>imposée.<text:span text:style-name="Police_20_par_20_défaut"><text:span text:style-name="T49"> </text:span></text:span>Toutefois,<text:span text:style-name="Police_20_par_20_défaut"><text:span text:style-name="T49"> </text:span></text:span>pour<text:span text:style-name="Police_20_par_20_défaut"><text:span text:style-name="T49"> </text:span></text:span>prouver<text:span text:style-name="Police_20_par_20_défaut"><text:span text:style-name="T42"> </text:span></text:span>la<text:span text:style-name="Police_20_par_20_défaut"><text:span text:style-name="T49"> </text:span></text:span>date<text:span text:style-name="Police_20_par_20_défaut"><text:span text:style-name="T42"> </text:span></text:span>de sa<text:span text:style-name="Police_20_par_20_défaut"><text:span text:style-name="T83"> </text:span></text:span>création,<text:span text:style-name="Police_20_par_20_défaut"><text:span text:style-name="T83"> </text:span></text:span>permettant<text:span text:style-name="Police_20_par_20_défaut"><text:span text:style-name="T83"> </text:span></text:span>d’effectuer<text:span text:style-name="Police_20_par_20_défaut"><text:span text:style-name="T83"> </text:span></text:span>une<text:span text:style-name="Police_20_par_20_défaut"><text:span text:style-name="T83"> </text:span></text:span>action<text:span text:style-name="Police_20_par_20_défaut"><text:span text:style-name="T83"> </text:span></text:span>civile<text:span text:style-name="Police_20_par_20_défaut"><text:span text:style-name="T90"> </text:span></text:span>en<text:span text:style-name="Police_20_par_20_défaut"><text:span text:style-name="T83"> </text:span></text:span>concurrence<text:span text:style-name="Police_20_par_20_défaut"><text:span text:style-name="T83"> </text:span></text:span>déloyale,<text:span text:style-name="Police_20_par_20_défaut"><text:span text:style-name="T83"> </text:span></text:span>et/ou<text:span text:style-name="Police_20_par_20_défaut"><text:span text:style-name="T90"> </text:span></text:span>une action<text:span text:style-name="Police_20_par_20_défaut"><text:span text:style-name="T71"> </text:span></text:span>pénale<text:span text:style-name="Police_20_par_20_défaut"><text:span text:style-name="T76"> </text:span></text:span>en<text:span text:style-name="Police_20_par_20_défaut"><text:span text:style-name="T76"> </text:span></text:span>contrefaçon,<text:span text:style-name="Police_20_par_20_défaut"><text:span text:style-name="T67"> </text:span></text:span>un<text:span text:style-name="Police_20_par_20_défaut"><text:span text:style-name="T76"> </text:span></text:span>dépôt<text:span text:style-name="Police_20_par_20_défaut"><text:span text:style-name="T76"> </text:span></text:span>est<text:span text:style-name="Police_20_par_20_défaut"><text:span text:style-name="T71"> </text:span></text:span>vivement<text:span text:style-name="Police_20_par_20_défaut"><text:span text:style-name="T71"> </text:span></text:span>conseillé.</text:p>
      <text:p text:style-name="P27"/>
      <text:p text:style-name="P13">Comment déposer son logiciel ? </text:p>
      <text:p text:style-name="P13"/>
      <text:p text:style-name="P13">- On peut utiliser 9 façons possibles :</text:p>
      <text:p text:style-name="P13"/>
      <text:p text:style-name="P22">- L’auto-envoi <text:span text:style-name="T122">ou envoie à soi-même </text:span>(la date de la poste fa<text:span text:style-name="T121">isant</text:span> foi)</text:p>
      <text:p text:style-name="P23">- Auprès de l’INPI grâce à <text:span text:style-name="T121">l’</text:span>enveloppe soleau (à 15 euros)</text:p>
      <text:p text:style-name="P24">- Auprès de l'huissier (le pli scellé)</text:p>
      <text:p text:style-name="P18">- Auprès<text:span text:style-name="Police_20_par_20_défaut"><text:span text:style-name="T78"> </text:span></text:span>des<text:span text:style-name="Police_20_par_20_défaut"><text:span text:style-name="T80"> </text:span></text:span>cabinets<text:span text:style-name="Police_20_par_20_défaut"><text:span text:style-name="T80"> </text:span></text:span>de<text:span text:style-name="Police_20_par_20_défaut"><text:span text:style-name="T80"> </text:span></text:span>conseil<text:span text:style-name="Police_20_par_20_défaut"><text:span text:style-name="T80"> en propriété industrielle </text:span></text:span><text:span text:style-name="Police_20_par_20_défaut"><text:span text:style-name="T82">(plutôt déconseillés)</text:span></text:span></text:p>
      <text:p text:style-name="P18">- Auprès<text:span text:style-name="Police_20_par_20_défaut"><text:span text:style-name="T80"> </text:span></text:span>de<text:span text:style-name="Police_20_par_20_défaut"><text:span text:style-name="T80"> </text:span></text:span>la<text:span text:style-name="Police_20_par_20_défaut"><text:span text:style-name="T48"> </text:span></text:span>banque<text:span text:style-name="Police_20_par_20_défaut"><text:span text:style-name="T80"> </text:span></text:span>(<text:span text:style-name="T120">pli scellé d’huissier, </text:span>dans<text:span text:style-name="Police_20_par_20_défaut"><text:span text:style-name="T80"> </text:span></text:span>un<text:span text:style-name="Police_20_par_20_défaut"><text:span text:style-name="T80"> </text:span></text:span>coffre-fort)</text:p>
      <text:p text:style-name="P18">- Chez le notaire <text:span text:style-name="T120">(qui n’accepte pas souvent)</text:span></text:p>
      <text:p text:style-name="P18">- Auprès de la SCAM (<text:span text:style-name="T121">un o</text:span>rganisme agréé par le ministère de la culture)</text:p>
      <text:list xml:id="list3521828175" text:style-name="L3">
        <text:list-header>
          <text:p text:style-name="P47">- Chez Logitas (<text:span text:style-name="T121">u</text:span>ne Société Anonyme <text:span text:style-name="T121">f</text:span>rançaise qui se charge des dépôts de logiciels)</text:p>
          <text:p text:style-name="P47">- Auprès de <text:s/>l'APP (<text:span text:style-name="T121">u</text:span>ne association loi 1901)</text:p>
        </text:list-header>
      </text:list>
      <text:p text:style-name="P17"/>
      <text:p text:style-name="P8">La<text:span text:style-name="Police_20_par_20_défaut"><text:span text:style-name="T100"> </text:span></text:span>durée<text:span text:style-name="Police_20_par_20_défaut"><text:span text:style-name="T102"> </text:span></text:span>de<text:span text:style-name="Police_20_par_20_défaut"><text:span text:style-name="T100"> </text:span></text:span>protection<text:span text:style-name="Police_20_par_20_défaut"><text:span text:style-name="T102"> </text:span></text:span>d’un<text:span text:style-name="Police_20_par_20_défaut"><text:span text:style-name="T100"> </text:span></text:span>logiciel<text:span text:style-name="Police_20_par_20_défaut"><text:span text:style-name="T102"> </text:span></text:span>est<text:span text:style-name="Police_20_par_20_défaut"><text:span text:style-name="T100"> </text:span></text:span>de<text:span text:style-name="Police_20_par_20_défaut"><text:span text:style-name="T102"> </text:span></text:span>70<text:span text:style-name="Police_20_par_20_défaut"><text:span text:style-name="T100"> </text:span></text:span>ans<text:span text:style-name="Police_20_par_20_défaut"><text:span text:style-name="T102"> </text:span></text:span><text:span text:style-name="Police_20_par_20_défaut"><text:span text:style-name="T43">après</text:span></text:span><text:span text:style-name="Police_20_par_20_défaut"><text:span text:style-name="T101"> </text:span></text:span><text:span text:style-name="Police_20_par_20_défaut"><text:span text:style-name="T43">la</text:span></text:span><text:span text:style-name="Police_20_par_20_défaut"><text:span text:style-name="T103"> </text:span></text:span><text:span text:style-name="Police_20_par_20_défaut"><text:span text:style-name="T43">création</text:span></text:span><text:span text:style-name="Police_20_par_20_défaut"><text:span text:style-name="T103"> </text:span></text:span><text:span text:style-name="Police_20_par_20_défaut"><text:span text:style-name="T52">pour</text:span></text:span><text:span text:style-name="Police_20_par_20_défaut"><text:span text:style-name="T54"> </text:span></text:span><text:span text:style-name="Police_20_par_20_défaut"><text:span text:style-name="T46">une</text:span></text:span><text:span text:style-name="Police_20_par_20_défaut"><text:span text:style-name="T55"> </text:span></text:span><text:span text:style-name="Police_20_par_20_défaut"><text:span text:style-name="T62">personne</text:span></text:span><text:span text:style-name="Police_20_par_20_défaut"><text:span text:style-name="T55"> morale</text:span></text:span><text:span text:style-name="Police_20_par_20_défaut"><text:span text:style-name="T65"> </text:span></text:span><text:span text:style-name="Police_20_par_20_défaut"><text:span text:style-name="T66">(une entreprise) </text:span></text:span>et 70 ans <text:span text:style-name="Police_20_par_20_défaut"><text:span text:style-name="T43">après la mort de l’auteur </text:span></text:span><text:span text:style-name="Police_20_par_20_défaut"><text:span text:style-name="T52">pour</text:span></text:span><text:span text:style-name="Police_20_par_20_défaut"><text:span text:style-name="T53"> </text:span></text:span><text:span text:style-name="Police_20_par_20_défaut"><text:span text:style-name="T46">une </text:span></text:span><text:span text:style-name="Police_20_par_20_défaut"><text:span text:style-name="T62">personne physique</text:span></text:span><text:span text:style-name="Police_20_par_20_défaut"><text:span text:style-name="T64"> </text:span></text:span><text:span text:style-name="Police_20_par_20_défaut"><text:span text:style-name="T61">(un particulier).</text:span></text:span></text:p>
      <text:p text:style-name="P8"/>
      <text:p text:style-name="P8">Le droit d'auteur comporte 2 droits : Patrimoniaux et moraux</text:p>
      <text:p text:style-name="P3"/>
      <text:p text:style-name="Footer"><text:span text:style-name="Police_20_par_20_défaut"><text:span text:style-name="T37"><text:s text:c="7"/>a)</text:span></text:span><text:span text:style-name="Police_20_par_20_défaut"><text:span text:style-name="T38"> Les droits patrimoniaux</text:span></text:span><text:span text:style-name="Police_20_par_20_défaut"><text:span text:style-name="T37"> : </text:span></text:span><text:span text:style-name="Police_20_par_20_défaut"><text:span text:style-name="T36">C'est </text:span></text:span>le<text:span text:style-name="Police_20_par_20_défaut"><text:span text:style-name="T57"> droit de propriété</text:span></text:span> (Usus, fructus, abusus), à savoir : les droits d’exploitation, de reproduction,<text:span text:style-name="Police_20_par_20_défaut"><text:span text:style-name="T69"> </text:span></text:span>de<text:span text:style-name="Police_20_par_20_défaut"><text:span text:style-name="T69"> </text:span></text:span>correction,<text:span text:style-name="Police_20_par_20_défaut"><text:span text:style-name="T69"> </text:span></text:span>de<text:span text:style-name="Police_20_par_20_défaut"><text:span text:style-name="T69"> </text:span></text:span>traduction,<text:span text:style-name="Police_20_par_20_défaut"><text:span text:style-name="T69"> </text:span></text:span>de<text:span text:style-name="Police_20_par_20_défaut"><text:span text:style-name="T69"> </text:span></text:span>modification,<text:span text:style-name="Police_20_par_20_défaut"><text:span text:style-name="T69"> </text:span></text:span>de<text:span text:style-name="Police_20_par_20_défaut"><text:span text:style-name="T83"> </text:span></text:span>décompilation,<text:span text:style-name="Police_20_par_20_défaut"><text:span text:style-name="T69"> </text:span></text:span>de<text:span text:style-name="Police_20_par_20_défaut"><text:span text:style-name="T69"> </text:span></text:span><text:span text:style-name="Police_20_par_20_défaut"><text:span text:style-name="T60">vente,</text:span></text:span><text:span text:style-name="Police_20_par_20_défaut"><text:span text:style-name="T69"> </text:span></text:span>et<text:span text:style-name="Police_20_par_20_défaut"><text:span text:style-name="T69"> </text:span></text:span>de location.</text:p>
      <text:p text:style-name="Standard"/>
      <text:p text:style-name="Footer"><text:span text:style-name="Police_20_par_20_défaut"><text:span text:style-name="T37"><text:s text:c="7"/>b) </text:span></text:span><text:span text:style-name="Police_20_par_20_défaut"><text:span text:style-name="T38">Les</text:span></text:span><text:span text:style-name="Police_20_par_20_défaut"><text:span text:style-name="T39"> </text:span></text:span><text:span text:style-name="Police_20_par_20_défaut"><text:span text:style-name="T38">droits</text:span></text:span><text:span text:style-name="Police_20_par_20_défaut"><text:span text:style-name="T39"> </text:span></text:span><text:span text:style-name="Police_20_par_20_défaut"><text:span text:style-name="T38">moraux</text:span></text:span><text:span text:style-name="Police_20_par_20_défaut"><text:span text:style-name="T40"> </text:span></text:span><text:span text:style-name="Police_20_par_20_défaut"><text:span text:style-name="T37">:</text:span></text:span><text:span text:style-name="Police_20_par_20_défaut"><text:span text:style-name="T41"> </text:span></text:span><text:span text:style-name="Police_20_par_20_défaut"><text:span text:style-name="T29">Il s'agit du</text:span></text:span><text:span text:style-name="Police_20_par_20_défaut"><text:span text:style-name="T72"> </text:span></text:span>droit<text:span text:style-name="Police_20_par_20_défaut"><text:span text:style-name="T115"> </text:span></text:span>de<text:span text:style-name="Police_20_par_20_défaut"><text:span text:style-name="T73"> </text:span></text:span><text:span text:style-name="Police_20_par_20_défaut"><text:span text:style-name="T57">paternité</text:span></text:span><text:span text:style-name="Police_20_par_20_défaut"><text:span text:style-name="T72"> </text:span></text:span><text:span text:style-name="Police_20_par_20_défaut"><text:span text:style-name="T75">ou au nom </text:span></text:span>(<text:span text:style-name="Police_20_par_20_défaut"><text:span text:style-name="T46">droit</text:span></text:span><text:span text:style-name="Police_20_par_20_défaut"><text:span text:style-name="T74"> </text:span></text:span><text:span text:style-name="Police_20_par_20_défaut"><text:span text:style-name="T46">limité</text:span></text:span><text:span text:style-name="Police_20_par_20_défaut"><text:span text:style-name="T74"> pour le <text:s/></text:span></text:span><text:span text:style-name="Police_20_par_20_défaut"><text:span text:style-name="T46">logiciel</text:span></text:span>),<text:span text:style-name="Police_20_par_20_défaut"><text:span text:style-name="T72"> </text:span></text:span>le<text:span text:style-name="Police_20_par_20_défaut"><text:span text:style-name="T72"> </text:span></text:span>droit<text:span text:style-name="Police_20_par_20_défaut"><text:span text:style-name="T72"> </text:span></text:span>de<text:span text:style-name="Police_20_par_20_défaut"><text:span text:style-name="T73"> </text:span></text:span><text:span text:style-name="Police_20_par_20_défaut"><text:span text:style-name="T57">retrait</text:span></text:span> (<text:span text:style-name="Police_20_par_20_défaut"><text:span text:style-name="T46">inexistant pour le logiciel</text:span></text:span>) car il n’est valable que pour les œuvres littéraires pour des raisons morales.<text:span text:style-name="Police_20_par_20_défaut"><text:span text:style-name="T90"> En effet, </text:span></text:span>ce droit moral<text:span text:style-name="Police_20_par_20_défaut"><text:span text:style-name="T90"> </text:span></text:span>permet<text:span text:style-name="Police_20_par_20_défaut"><text:span text:style-name="T91"> </text:span></text:span>de<text:span text:style-name="Police_20_par_20_défaut"><text:span text:style-name="T90"> </text:span></text:span>retirer<text:span text:style-name="Police_20_par_20_défaut"><text:span text:style-name="T91"> </text:span></text:span>du<text:span text:style-name="Police_20_par_20_défaut"><text:span text:style-name="T90"> </text:span></text:span>marché<text:span text:style-name="Police_20_par_20_défaut"><text:span text:style-name="T91"> </text:span></text:span>une <text:span text:style-name="Police_20_par_20_défaut"><text:span text:style-name="T114">œuvre </text:span></text:span><text:span text:style-name="Police_20_par_20_défaut"><text:span text:style-name="T63">dont </text:span></text:span><text:span text:style-name="Police_20_par_20_défaut"><text:span text:style-name="T114">l’</text:span></text:span><text:span text:style-name="Police_20_par_20_défaut"><text:span text:style-name="T47">expression</text:span></text:span><text:span text:style-name="Police_20_par_20_défaut"><text:span text:style-name="T114"> peut paraître dépassée, ou contraire à l’évolution des</text:span></text:span><text:span text:style-name="Police_20_par_20_défaut"><text:span text:style-name="T88"> </text:span></text:span><text:span text:style-name="Police_20_par_20_défaut"><text:span text:style-name="T114">mœurs.</text:span></text:span></text:p>
      <text:p text:style-name="P15"/>
      <text:p text:style-name="P15"/>
      <text:p text:style-name="P15"/>
      <text:p text:style-name="P15"><text:soft-page-break/></text:p>
      <text:p text:style-name="P32"/>
      <text:h text:style-name="P44" text:outline-level="3"><text:bookmark text:name="Bookmark10"/><text:bookmark text:name="_bookmark101"/><text:bookmark text:name="_bookmark10"/>2 - <text:span text:style-name="Police_20_par_20_défaut"><text:span text:style-name="T43">La</text:span></text:span><text:span text:style-name="Police_20_par_20_défaut"><text:span text:style-name="T86"> </text:span></text:span><text:span text:style-name="Police_20_par_20_défaut"><text:span text:style-name="T43">brevetabilité du logiciel</text:span></text:span></text:h>
      <text:p text:style-name="P11">Un<text:span text:style-name="Police_20_par_20_défaut"><text:span text:style-name="T51"> </text:span></text:span>logiciel<text:span text:style-name="Police_20_par_20_défaut"><text:span text:style-name="T51"> </text:span></text:span>doit<text:span text:style-name="Police_20_par_20_défaut"><text:span text:style-name="T60"> </text:span></text:span>respecter<text:span text:style-name="Police_20_par_20_défaut"><text:span text:style-name="T51"> </text:span></text:span>les<text:span text:style-name="Police_20_par_20_défaut"><text:span text:style-name="T60"> </text:span></text:span>critères<text:span text:style-name="Police_20_par_20_défaut"><text:span text:style-name="T51"> </text:span></text:span>de<text:span text:style-name="Police_20_par_20_défaut"><text:span text:style-name="T60"> </text:span></text:span>brevetabilité.</text:p>
      <text:p text:style-name="P11">Les<text:span text:style-name="Police_20_par_20_défaut"><text:span text:style-name="T60"> </text:span></text:span>USA<text:span text:style-name="Police_20_par_20_défaut"><text:span text:style-name="T51"> </text:span></text:span>et<text:span text:style-name="Police_20_par_20_défaut"><text:span text:style-name="T51"> </text:span></text:span>le<text:span text:style-name="Police_20_par_20_défaut"><text:span text:style-name="T60"> </text:span></text:span>Japon<text:span text:style-name="Police_20_par_20_défaut"><text:span text:style-name="T51"> </text:span></text:span><text:span text:style-name="Police_20_par_20_défaut"><text:span text:style-name="T60">ont </text:span></text:span>développé des<text:span text:style-name="Police_20_par_20_défaut"><text:span text:style-name="T115"> </text:span></text:span>lignes<text:span text:style-name="Police_20_par_20_défaut"><text:span text:style-name="T115"> </text:span></text:span>directrices<text:span text:style-name="Police_20_par_20_défaut"><text:span text:style-name="T115"> </text:span></text:span>favorables<text:span text:style-name="Police_20_par_20_défaut"><text:span text:style-name="T115"> </text:span></text:span>à<text:span text:style-name="Police_20_par_20_défaut"><text:span text:style-name="T115"> </text:span></text:span>la<text:span text:style-name="Police_20_par_20_défaut"><text:span text:style-name="T115"> </text:span></text:span>protection<text:span text:style-name="Police_20_par_20_défaut"><text:span text:style-name="T115"> </text:span></text:span>du<text:span text:style-name="Police_20_par_20_défaut"><text:span text:style-name="T115"> </text:span></text:span>logiciel<text:span text:style-name="Police_20_par_20_défaut"><text:span text:style-name="T115"> </text:span></text:span>par<text:span text:style-name="Police_20_par_20_défaut"><text:span text:style-name="T115"> </text:span></text:span>le<text:span text:style-name="Police_20_par_20_défaut"><text:span text:style-name="T115"> </text:span></text:span>brevet.<text:span text:style-name="Police_20_par_20_défaut"><text:span text:style-name="T115"> </text:span></text:span>En<text:span text:style-name="Police_20_par_20_défaut"><text:span text:style-name="T115"> </text:span></text:span><text:span text:style-name="Police_20_par_20_défaut"><text:span text:style-name="T60">revanche,</text:span></text:span><text:span text:style-name="Police_20_par_20_défaut"><text:span text:style-name="T115"> </text:span></text:span>le<text:span text:style-name="Police_20_par_20_défaut"><text:span text:style-name="T115"> </text:span></text:span>débat entre<text:span text:style-name="Police_20_par_20_défaut"><text:span text:style-name="T116"> </text:span></text:span>les<text:span text:style-name="Police_20_par_20_défaut"><text:span text:style-name="T116"> </text:span></text:span>partisans<text:span text:style-name="Police_20_par_20_défaut"><text:span text:style-name="T116"> </text:span></text:span>et<text:span text:style-name="Police_20_par_20_défaut"><text:span text:style-name="T116"> </text:span></text:span>les<text:span text:style-name="Police_20_par_20_défaut"><text:span text:style-name="T100"> </text:span></text:span>opposants<text:span text:style-name="Police_20_par_20_défaut"><text:span text:style-name="T116"> </text:span></text:span>de<text:span text:style-name="Police_20_par_20_défaut"><text:span text:style-name="T116"> </text:span></text:span>la<text:span text:style-name="Police_20_par_20_défaut"><text:span text:style-name="T116"> </text:span></text:span>brevetabilité<text:span text:style-name="Police_20_par_20_défaut"><text:span text:style-name="T116"> </text:span></text:span>du<text:span text:style-name="Police_20_par_20_défaut"><text:span text:style-name="T100"> </text:span></text:span>logiciel<text:span text:style-name="Police_20_par_20_défaut"><text:span text:style-name="T116"> </text:span></text:span>en<text:span text:style-name="Police_20_par_20_défaut"><text:span text:style-name="T116"> </text:span></text:span>Europe<text:span text:style-name="Police_20_par_20_défaut"><text:span text:style-name="T116"> </text:span></text:span>fait<text:span text:style-name="Police_20_par_20_défaut"><text:span text:style-name="T116"> </text:span></text:span>couler<text:span text:style-name="Police_20_par_20_défaut"><text:span text:style-name="T116"> </text:span></text:span>beaucoup d’encre.</text:p>
      <text:p text:style-name="P11">En<text:span text:style-name="Police_20_par_20_défaut"><text:span text:style-name="T91"> </text:span></text:span>définitive,<text:span text:style-name="Police_20_par_20_défaut"><text:span text:style-name="T90"> </text:span></text:span>les<text:span text:style-name="Police_20_par_20_défaut"><text:span text:style-name="T91"> </text:span></text:span>législations<text:span text:style-name="Police_20_par_20_défaut"><text:span text:style-name="T90"> </text:span></text:span><text:span text:style-name="Police_20_par_20_défaut"><text:span text:style-name="T60">Françaises</text:span></text:span><text:span text:style-name="Police_20_par_20_défaut"><text:span text:style-name="T91"> </text:span></text:span>et<text:span text:style-name="Police_20_par_20_défaut"><text:span text:style-name="T91"> </text:span></text:span>Européennes<text:span text:style-name="Police_20_par_20_défaut"><text:span text:style-name="T90"> </text:span></text:span>indiquent<text:span text:style-name="Police_20_par_20_défaut"><text:span text:style-name="T91"> </text:span></text:span>qu’un<text:span text:style-name="Police_20_par_20_défaut"><text:span text:style-name="T90"> </text:span></text:span>programme pourra faire l’objet de dépôts, de brevets, s’il respecte les conditions légales de brevetabilité (les<text:span text:style-name="Police_20_par_20_défaut"><text:span text:style-name="T78"> </text:span></text:span>6<text:span text:style-name="Police_20_par_20_défaut"><text:span text:style-name="T78"> </text:span></text:span>critères).<text:span text:style-name="Police_20_par_20_défaut"><text:span text:style-name="T78"> </text:span></text:span>Le<text:span text:style-name="Police_20_par_20_défaut"><text:span text:style-name="T78"> </text:span></text:span>critère<text:span text:style-name="Police_20_par_20_défaut"><text:span text:style-name="T80"> </text:span></text:span>déterminant<text:span text:style-name="Police_20_par_20_défaut"><text:span text:style-name="T78"> </text:span></text:span>est<text:span text:style-name="Police_20_par_20_défaut"><text:span text:style-name="T78"> </text:span></text:span>la<text:span text:style-name="Police_20_par_20_défaut"><text:span text:style-name="T78"> </text:span></text:span><text:span text:style-name="Police_20_par_20_défaut"><text:span text:style-name="T43">solution</text:span></text:span><text:span text:style-name="Police_20_par_20_défaut"><text:span text:style-name="T81"> </text:span></text:span><text:span text:style-name="Police_20_par_20_défaut"><text:span text:style-name="T43">technique</text:span></text:span><text:span text:style-name="Police_20_par_20_défaut"><text:span text:style-name="T79"> </text:span></text:span><text:span text:style-name="Police_20_par_20_défaut"><text:span text:style-name="T43">ou</text:span></text:span><text:span text:style-name="Police_20_par_20_défaut"><text:span text:style-name="T79"> </text:span></text:span><text:span text:style-name="Police_20_par_20_défaut"><text:span text:style-name="T43">l’effet</text:span></text:span><text:span text:style-name="Police_20_par_20_défaut"><text:span text:style-name="T79"> </text:span></text:span><text:span text:style-name="Police_20_par_20_défaut"><text:span text:style-name="T43">technique</text:span></text:span><text:span text:style-name="Police_20_par_20_défaut"><text:span text:style-name="T80"> </text:span></text:span>réalisé<text:span text:style-name="Police_20_par_20_défaut"><text:span text:style-name="T78"> </text:span></text:span>par le<text:span text:style-name="Police_20_par_20_défaut"><text:span text:style-name="T117"> </text:span></text:span>logiciel,<text:span text:style-name="Police_20_par_20_défaut"><text:span text:style-name="T117"> </text:span></text:span><text:span text:style-name="Police_20_par_20_défaut"><text:span text:style-name="T46">qui</text:span></text:span><text:span text:style-name="Police_20_par_20_défaut"><text:span text:style-name="T118"> </text:span></text:span><text:span text:style-name="Police_20_par_20_défaut"><text:span text:style-name="T46">rend</text:span></text:span><text:span text:style-name="Police_20_par_20_défaut"><text:span text:style-name="T118"> </text:span></text:span><text:span text:style-name="Police_20_par_20_défaut"><text:span text:style-name="T46">le</text:span></text:span><text:span text:style-name="Police_20_par_20_défaut"><text:span text:style-name="T56"> </text:span></text:span><text:span text:style-name="Police_20_par_20_défaut"><text:span text:style-name="T46">tout</text:span></text:span><text:span text:style-name="Police_20_par_20_défaut"><text:span text:style-name="T118"> </text:span></text:span><text:span text:style-name="Police_20_par_20_défaut"><text:span text:style-name="T46">brevetable</text:span></text:span>.</text:p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LM Roman 12" svg:font-family="'LM Roman 12'" style:font-family-generic="system" style:font-pitch="variable"/>
    <style:font-face style:name="OpenSymbol" svg:font-family="OpenSymbol" style:font-family-generic="system" style:font-pitch="variable"/>
    <style:font-face style:name="Roman" svg:font-family="Roman" style:font-family-generic="roman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Subtitle" style:class="text">
      <style:paragraph-properties fo:margin-left="1.693cm" fo:margin-right="1.97cm" fo:margin-top="0.196cm" fo:margin-bottom="0cm" style:contextual-spacing="false" fo:text-align="center" style:justify-single-word="false" fo:hyphenation-ladder-count="no-limit" fo:text-indent="0cm" style:auto-text-indent="false">
        <style:tab-stops/>
      </style:paragraph-properties>
      <style:text-properties fo:font-size="20.5pt" fo:font-weight="bold" style:font-name-asian="Times New Roman" style:font-family-asian="'Times New Roman'" style:font-family-generic-asian="roman" style:font-pitch-asian="variable" style:font-size-asian="20.5pt" style:language-asian="en" style:country-asian="US" style:font-weight-asian="bold" style:font-name-complex="Times New Roman" style:font-family-complex="'Times New Roman'" style:font-family-generic-complex="roman" style:font-pitch-complex="variable" style:font-size-complex="20.5pt" style:language-complex="ar" style:country-complex="SA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184cm" fo:margin-right="0cm" fo:hyphenation-ladder-count="no-limit" fo:text-indent="-0.986cm" style:auto-text-indent="false">
        <style:tab-stops/>
      </style:paragraph-properties>
      <style:text-properties style:font-name="Georgia" fo:font-family="Georgia" style:font-family-generic="roman" style:font-pitch="variable" fo:font-size="17pt" fo:font-weight="bold" style:font-name-asian="Georgia" style:font-family-asian="Georgia" style:font-family-generic-asian="roman" style:font-pitch-asian="variable" style:font-size-asian="17pt" style:language-asian="en" style:country-asian="US" style:font-weight-asian="bold" style:font-name-complex="Georgia" style:font-family-complex="Georgia" style:font-family-generic-complex="roman" style:font-pitch-complex="variable" style:font-size-complex="17pt" style:language-complex="ar" style:country-complex="SA" style:font-weight-complex="bold" fo:hyphenate="false" loext:hyphenation-no-caps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1.468cm" fo:margin-right="0cm" fo:hyphenation-ladder-count="no-limit" fo:text-indent="-1.27cm" style:auto-text-indent="false">
        <style:tab-stops/>
      </style:paragraph-properties>
      <style:text-properties fo:font-size="14pt" fo:font-style="italic" fo:font-weight="bold" style:font-name-asian="Times New Roman" style:font-family-asian="'Times New Roman'" style:font-family-generic-asian="roman" style:font-pitch-asian="variable" style:font-size-asian="14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style-complex="italic" style:font-weight-complex="bold" fo:hyphenate="false" loext:hyphenation-no-caps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1.649cm" fo:margin-right="0cm" fo:hyphenation-ladder-count="no-limit" fo:text-indent="-1.452cm" style:auto-text-indent="false">
        <style:tab-stops/>
      </style:paragraph-properties>
      <style:text-properties style:font-name="LM Roman 12" fo:font-family="'LM Roman 12'" style:font-family-generic="system" style:font-pitch="variable" fo:font-weight="bold" style:font-name-asian="LM Roman 12" style:font-family-asian="'LM Roman 12'" style:font-family-generic-asian="system" style:font-pitch-asian="variable" style:language-asian="en" style:country-asian="US" style:font-weight-asian="bold" style:font-name-complex="LM Roman 12" style:font-family-complex="'LM Roman 12'" style:font-family-generic-complex="system" style:font-pitch-complex="variable" style:language-complex="ar" style:country-complex="SA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439cm" fo:margin-right="0cm" fo:hyphenation-ladder-count="no-limit" fo:text-indent="-0.621cm" style:auto-text-indent="false">
        <style:tab-stops/>
      </style:paragraph-properties>
      <style:text-properties style:font-name="Georgia" fo:font-family="Georgia" style:font-family-generic="roman" style:font-pitch="variable" style:font-name-asian="Georgia" style:font-family-asian="Georgia" style:font-family-generic-asian="roman" style:font-pitch-asian="variable" style:language-asian="en" style:country-asian="US" style:font-name-complex="Georgia" style:font-family-complex="Georgia" style:font-family-generic-complex="roman" style:font-pitch-complex="variable" style:language-complex="ar" style:country-complex="SA" fo:hyphenate="false" loext:hyphenation-no-caps="false"/>
    </style:style>
    <style:style style:name="Contents_20_2" style:display-name="Contents 2" style:family="paragraph" style:parent-style-name="Standard" style:class="index">
      <style:paragraph-properties fo:margin-left="1.769cm" fo:margin-right="0cm" fo:margin-top="0.028cm" fo:margin-bottom="0cm" style:contextual-spacing="false" fo:hyphenation-ladder-count="no-limit" fo:text-indent="-0.953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Georgia" fo:font-family="Georgia" style:font-family-generic="roman" style:font-pitch="variable" style:font-name-asian="Georgia" style:font-family-asian="Georgia" style:font-family-generic-asian="roman" style:font-pitch-asian="variable" style:language-asian="en" style:country-asian="US" style:font-name-complex="Georgia" style:font-family-complex="Georgia" style:font-family-generic-complex="roman" style:font-pitch-complex="variable" style:language-complex="ar" style:country-complex="SA" fo:hyphenate="false" loext:hyphenation-no-caps="false"/>
    </style:style>
    <style:style style:name="Contents_20_1" style:display-name="Contents 1" style:family="paragraph" style:parent-style-name="Standard" style:class="index">
      <style:paragraph-properties fo:margin-left="0.818cm" fo:margin-right="0cm" fo:margin-top="0.349cm" fo:margin-bottom="0cm" style:contextual-spacing="false" fo:line-height="0.603cm" fo:hyphenation-ladder-count="no-limit" fo:text-indent="-0.621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M Roman 12" fo:font-family="'LM Roman 12'" style:font-family-generic="system" style:font-pitch="variable" fo:font-weight="bold" style:font-name-asian="LM Roman 12" style:font-family-asian="'LM Roman 12'" style:font-family-generic-asian="system" style:font-pitch-asian="variable" style:language-asian="en" style:country-asian="US" style:font-weight-asian="bold" style:font-name-complex="LM Roman 12" style:font-family-complex="'LM Roman 12'" style:font-family-generic-complex="system" style:font-pitch-complex="variable" style:language-complex="ar" style:country-complex="SA" style:font-weight-complex="bold" fo:hyphenate="false" loext:hyphenation-no-caps="false"/>
    </style:style>
    <style:style style:name="Contents_20_3" style:display-name="Contents 3" style:family="paragraph" style:parent-style-name="Standard" style:class="index">
      <style:paragraph-properties fo:margin-left="3.09cm" fo:margin-right="0cm" fo:margin-top="0.028cm" fo:margin-bottom="0cm" style:contextual-spacing="false" fo:hyphenation-ladder-count="no-limit" fo:text-indent="-1.323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Georgia" fo:font-family="Georgia" style:font-family-generic="roman" style:font-pitch="variable" style:font-name-asian="Georgia" style:font-family-asian="Georgia" style:font-family-generic-asian="roman" style:font-pitch-asian="variable" style:language-asian="en" style:country-asian="US" style:font-name-complex="Georgia" style:font-family-complex="Georgia" style:font-family-generic-complex="roman" style:font-pitch-complex="variable" style:language-complex="ar" style:country-complex="SA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ListLabel_20_16" style:display-name="ListLabel 16" style:family="text">
      <style:text-properties fo:font-size="12pt" fo:font-weight="bold" style:font-size-asian="12pt" style:font-weight-asian="bold" style:font-size-complex="12pt" style:font-weight-complex="bold" style:text-scale="99%"/>
    </style:style>
    <style:style style:name="ListLabel_20_26" style:display-name="ListLabel 26" style:family="text">
      <style:text-properties fo:font-size="12pt" style:font-size-asian="12pt" style:font-size-complex="12pt" style:text-scale="110%"/>
    </style:style>
    <style:style style:name="ListLabel_20_27" style:display-name="ListLabel 27" style:family="text">
      <style:text-properties fo:font-size="12pt" style:font-size-asian="12pt" style:font-size-complex="12pt" style:text-scale="102%"/>
    </style:style>
    <style:style style:name="ListLabel_20_17" style:display-name="ListLabel 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loext:opacity="100%" fo:language="fr" fo:country="FR" style:text-underline-style="solid" style:text-underline-width="auto" style:text-underline-color="font-color" style:text-underline-mode="continuous" style:text-overline-mode="continuous" style:text-line-through-mode="continuous" style:language-asian="fr" style:country-asian="FR" style:language-complex="fr" style:country-complex="FR"/>
    </style:style>
    <style:style style:name="ListLabel_20_24" style:display-name="ListLabel 24" style:family="text">
      <style:text-properties fo:font-size="17pt" fo:font-weight="bold" style:font-size-asian="17pt" style:font-weight-asian="bold" style:font-size-complex="17pt" style:font-weight-complex="bold" style:text-scale="111%"/>
    </style:style>
    <style:style style:name="ListLabel_20_25" style:display-name="ListLabel 25" style:family="text">
      <style:text-properties fo:font-size="14pt" fo:letter-spacing="-0.002cm" fo:font-weight="bold" style:font-size-asian="14pt" style:font-weight-asian="bold" style:font-size-complex="14pt" style:font-weight-complex="bold" style:text-scale="115%"/>
    </style:style>
    <style:style style:name="ListLabel_20_23" style:display-name="ListLabel 23" style:family="text">
      <style:text-properties style:text-scale="108%"/>
    </style:style>
    <style:style style:name="ListLabel_20_22" style:display-name="ListLabel 22" style:family="text">
      <style:text-properties fo:font-size="11pt" style:font-size-asian="11pt" style:font-size-complex="11pt" style:text-scale="92%"/>
    </style:style>
    <style:style style:name="ListLabel_20_19" style:display-name="ListLabel 19" style:family="text">
      <style:text-properties fo:font-size="11pt" style:font-size-asian="11pt" style:font-size-complex="11pt" style:text-scale="10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fo:font-size="12pt" fo:font-weight="bold" style:font-size-asian="12pt" style:font-weight-asian="bold" style:font-size-complex="12pt" style:font-weight-complex="bold" style:text-scale="99%"/>
    </style:style>
    <style:style style:name="WW_5f_CharLFO1LVL2" style:display-name="WW_CharLFO1LVL2" style:family="text">
      <style:text-properties fo:font-size="12pt" style:font-size-asian="12pt" style:font-size-complex="12pt" style:text-scale="110%"/>
    </style:style>
    <style:style style:name="WW_5f_CharLFO1LVL3" style:display-name="WW_CharLFO1LVL3" style:family="text">
      <style:text-properties fo:font-size="12pt" style:font-size-asian="12pt" style:font-size-complex="12pt" style:text-scale="102%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1" style:display-name="WW_CharLFO2LVL1" style:family="text">
      <style:text-properties fo:font-size="17pt" fo:font-weight="bold" style:font-size-asian="17pt" style:font-weight-asian="bold" style:font-size-complex="17pt" style:font-weight-complex="bold" style:text-scale="111%"/>
    </style:style>
    <style:style style:name="WW_5f_CharLFO2LVL2" style:display-name="WW_CharLFO2LVL2" style:family="text">
      <style:text-properties fo:font-size="14pt" fo:letter-spacing="-0.002cm" fo:font-weight="bold" style:font-size-asian="14pt" style:font-weight-asian="bold" style:font-size-complex="14pt" style:font-weight-complex="bold" style:text-scale="115%"/>
    </style:style>
    <style:style style:name="WW_5f_CharLFO2LVL3" style:display-name="WW_CharLFO2LVL3" style:family="text">
      <style:text-properties style:text-scale="108%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3" style:display-name="WW_CharLFO3LVL3" style:family="text">
      <style:text-properties fo:font-size="12pt" fo:font-weight="bold" style:font-size-asian="12pt" style:font-weight-asian="bold" style:font-size-complex="12pt" style:font-weight-complex="bold" style:text-scale="99%"/>
    </style:style>
    <style:style style:name="WW_5f_CharLFO3LVL4" style:display-name="WW_CharLFO3LVL4" style:family="text">
      <style:text-properties style:text-scale="108%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6" style:display-name="WW_CharLFO3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font-size="11pt" style:font-size-asian="11pt" style:font-size-complex="11pt" style:text-scale="92%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text">
      <style:text-properties fo:font-size="12pt" fo:font-weight="bold" style:font-size-asian="12pt" style:font-weight-asian="bold" style:font-size-complex="12pt" style:font-weight-complex="bold" style:text-scale="99%"/>
    </style:style>
    <style:style style:name="WW_5f_CharLFO5LVL4" style:display-name="WW_CharLFO5LVL4" style:family="text">
      <style:text-properties fo:font-size="11pt" style:font-size-asian="11pt" style:font-size-complex="11pt" style:text-scale="108%"/>
    </style:style>
    <style:style style:name="WW_5f_CharLFO5LVL5" style:display-name="WW_CharLFO5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9" style:display-name="WW_CharLFO5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2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listtab" fo:text-indent="-0.621cm" fo:margin-left="0.818cm"/>
        </style:list-level-properties>
      </text:list-level-style-number>
      <text:list-level-style-number text:level="2" text:style-name="WW_5f_CharLFO1LVL2" loext:num-list-format="%1%.%2%" style:num-format="1" text:display-levels="2">
        <style:list-level-properties text:list-level-position-and-space-mode="label-alignment">
          <style:list-level-label-alignment text:label-followed-by="listtab" fo:text-indent="-0.951cm" fo:margin-left="1.769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323cm" fo:margin-left="3.09cm"/>
        </style:list-level-properties>
      </text:list-level-style-number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1.323cm" fo:margin-left="4.927cm"/>
        </style:list-level-properties>
        <style:text-properties style:font-name="Symbol"/>
      </text:list-level-style-bullet>
      <text:list-level-style-bullet text:level="5" text:style-name="WW_5f_CharLFO1LVL5" loext:num-list-format="%5%" text:bullet-char="">
        <style:list-level-properties text:list-level-position-and-space-mode="label-alignment">
          <style:list-level-label-alignment text:label-followed-by="listtab" fo:text-indent="-1.323cm" fo:margin-left="6.749cm"/>
        </style:list-level-properties>
        <style:text-properties style:font-name="Symbol"/>
      </text:list-level-style-bullet>
      <text:list-level-style-bullet text:level="6" text:style-name="WW_5f_CharLFO1LVL6" loext:num-list-format="%6%" text:bullet-char="">
        <style:list-level-properties text:list-level-position-and-space-mode="label-alignment">
          <style:list-level-label-alignment text:label-followed-by="listtab" fo:text-indent="-1.323cm" fo:margin-left="8.571cm"/>
        </style:list-level-properties>
        <style:text-properties style:font-name="Symbol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1.323cm" fo:margin-left="10.393cm"/>
        </style:list-level-properties>
        <style:text-properties style:font-name="Symbol"/>
      </text:list-level-style-bullet>
      <text:list-level-style-bullet text:level="8" text:style-name="WW_5f_CharLFO1LVL8" loext:num-list-format="%8%" text:bullet-char="">
        <style:list-level-properties text:list-level-position-and-space-mode="label-alignment">
          <style:list-level-label-alignment text:label-followed-by="listtab" fo:text-indent="-1.323cm" fo:margin-left="12.215cm"/>
        </style:list-level-properties>
        <style:text-properties style:font-name="Symbol"/>
      </text:list-level-style-bullet>
      <text:list-level-style-bullet text:level="9" text:style-name="WW_5f_CharLFO1LVL9" loext:num-list-format="%9%" text:bullet-char="">
        <style:list-level-properties text:list-level-position-and-space-mode="label-alignment">
          <style:list-level-label-alignment text:label-followed-by="listtab" fo:text-indent="-1.323cm" fo:margin-left="14.03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984cm" fo:margin-left="1.184cm"/>
        </style:list-level-properties>
      </text:list-level-style-number>
      <text:list-level-style-number text:level="2" text:style-name="WW_5f_CharLFO2LVL2" loext:num-list-format="%1%.%2%" style:num-format="1" text:display-levels="2">
        <style:list-level-properties text:list-level-position-and-space-mode="label-alignment">
          <style:list-level-label-alignment text:label-followed-by="listtab" fo:text-indent="-1.268cm" fo:margin-left="1.468cm"/>
        </style:list-level-properties>
      </text:list-level-style-number>
      <text:list-level-style-number text:level="3" text:style-name="WW_5f_CharLFO2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25cm" fo:margin-left="0.912cm"/>
        </style:list-level-properties>
      </text:list-level-style-number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325cm" fo:margin-left="1.482cm"/>
        </style:list-level-properties>
        <style:text-properties style:font-name="Symbol"/>
      </text:list-level-style-bullet>
      <text:list-level-style-bullet text:level="5" text:style-name="WW_5f_CharLFO2LVL5" loext:num-list-format="%5%" text:bullet-char="">
        <style:list-level-properties text:list-level-position-and-space-mode="label-alignment">
          <style:list-level-label-alignment text:label-followed-by="listtab" fo:text-indent="-0.325cm" fo:margin-left="1.517cm"/>
        </style:list-level-properties>
        <style:text-properties style:font-name="Symbol"/>
      </text:list-level-style-bullet>
      <text:list-level-style-bullet text:level="6" text:style-name="WW_5f_CharLFO2LVL6" loext:num-list-format="%6%" text:bullet-char="">
        <style:list-level-properties text:list-level-position-and-space-mode="label-alignment">
          <style:list-level-label-alignment text:label-followed-by="listtab" fo:text-indent="-0.325cm" fo:margin-left="2.046cm"/>
        </style:list-level-properties>
        <style:text-properties style:font-name="Symbol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325cm" fo:margin-left="5.173cm"/>
        </style:list-level-properties>
        <style:text-properties style:font-name="Symbol"/>
      </text:list-level-style-bullet>
      <text:list-level-style-bullet text:level="8" text:style-name="WW_5f_CharLFO2LVL8" loext:num-list-format="%8%" text:bullet-char="">
        <style:list-level-properties text:list-level-position-and-space-mode="label-alignment">
          <style:list-level-label-alignment text:label-followed-by="listtab" fo:text-indent="-0.325cm" fo:margin-left="8.301cm"/>
        </style:list-level-properties>
        <style:text-properties style:font-name="Symbol"/>
      </text:list-level-style-bullet>
      <text:list-level-style-bullet text:level="9" text:style-name="WW_5f_CharLFO2LVL9" loext:num-list-format="%9%" text:bullet-char="">
        <style:list-level-properties text:list-level-position-and-space-mode="label-alignment">
          <style:list-level-label-alignment text:label-followed-by="listtab" fo:text-indent="-0.325cm" fo:margin-left="11.42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1.45cm" fo:margin-left="1.649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45cm" fo:margin-left="1.649cm"/>
        </style:list-level-properties>
      </text:list-level-style-number>
      <text:list-level-style-number text:level="3" text:style-name="WW_5f_CharLFO3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45cm" fo:margin-left="1.649cm"/>
        </style:list-level-properties>
      </text:list-level-style-number>
      <text:list-level-style-number text:level="4" text:style-name="WW_5f_CharLFO3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325cm" fo:margin-left="0.912cm"/>
        </style:list-level-properties>
      </text:list-level-style-number>
      <text:list-level-style-bullet text:level="5" text:style-name="WW_5f_CharLFO3LVL5" loext:num-list-format="%5%" text:bullet-char="">
        <style:list-level-properties text:list-level-position-and-space-mode="label-alignment">
          <style:list-level-label-alignment text:label-followed-by="listtab" fo:text-indent="-0.325cm" fo:margin-left="6.999cm"/>
        </style:list-level-properties>
        <style:text-properties style:font-name="Symbol"/>
      </text:list-level-style-bullet>
      <text:list-level-style-bullet text:level="6" text:style-name="WW_5f_CharLFO3LVL6" loext:num-list-format="%6%" text:bullet-char="">
        <style:list-level-properties text:list-level-position-and-space-mode="label-alignment">
          <style:list-level-label-alignment text:label-followed-by="listtab" fo:text-indent="-0.325cm" fo:margin-left="8.781cm"/>
        </style:list-level-properties>
        <style:text-properties style:font-name="Symbol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325cm" fo:margin-left="10.56cm"/>
        </style:list-level-properties>
        <style:text-properties style:font-name="Symbol"/>
      </text:list-level-style-bullet>
      <text:list-level-style-bullet text:level="8" text:style-name="WW_5f_CharLFO3LVL8" loext:num-list-format="%8%" text:bullet-char="">
        <style:list-level-properties text:list-level-position-and-space-mode="label-alignment">
          <style:list-level-label-alignment text:label-followed-by="listtab" fo:text-indent="-0.325cm" fo:margin-left="12.342cm"/>
        </style:list-level-properties>
        <style:text-properties style:font-name="Symbol"/>
      </text:list-level-style-bullet>
      <text:list-level-style-bullet text:level="9" text:style-name="WW_5f_CharLFO3LVL9" loext:num-list-format="%9%" text:bullet-char="">
        <style:list-level-properties text:list-level-position-and-space-mode="label-alignment">
          <style:list-level-label-alignment text:label-followed-by="listtab" fo:text-indent="-0.325cm" fo:margin-left="14.122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WW_5f_CharLFO4LVL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25cm" fo:margin-left="1.235cm"/>
        </style:list-level-properties>
      </text:list-level-style-number>
      <text:list-level-style-bullet text:level="2" text:style-name="WW_5f_CharLFO4LVL2" loext:num-list-format="%2%" text:bullet-char="">
        <style:list-level-properties text:list-level-position-and-space-mode="label-alignment">
          <style:list-level-label-alignment text:label-followed-by="listtab" fo:text-indent="-0.325cm" fo:margin-left="2.879cm"/>
        </style:list-level-properties>
        <style:text-properties style:font-name="Symbol"/>
      </text:list-level-style-bullet>
      <text:list-level-style-bullet text:level="3" text:style-name="WW_5f_CharLFO4LVL3" loext:num-list-format="%3%" text:bullet-char="">
        <style:list-level-properties text:list-level-position-and-space-mode="label-alignment">
          <style:list-level-label-alignment text:label-followed-by="listtab" fo:text-indent="-0.325cm" fo:margin-left="4.524cm"/>
        </style:list-level-properties>
        <style:text-properties style:font-name="Symbol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325cm" fo:margin-left="6.168cm"/>
        </style:list-level-properties>
        <style:text-properties style:font-name="Symbol"/>
      </text:list-level-style-bullet>
      <text:list-level-style-bullet text:level="5" text:style-name="WW_5f_CharLFO4LVL5" loext:num-list-format="%5%" text:bullet-char="">
        <style:list-level-properties text:list-level-position-and-space-mode="label-alignment">
          <style:list-level-label-alignment text:label-followed-by="listtab" fo:text-indent="-0.325cm" fo:margin-left="7.814cm"/>
        </style:list-level-properties>
        <style:text-properties style:font-name="Symbol"/>
      </text:list-level-style-bullet>
      <text:list-level-style-bullet text:level="6" text:style-name="WW_5f_CharLFO4LVL6" loext:num-list-format="%6%" text:bullet-char="">
        <style:list-level-properties text:list-level-position-and-space-mode="label-alignment">
          <style:list-level-label-alignment text:label-followed-by="listtab" fo:text-indent="-0.325cm" fo:margin-left="9.458cm"/>
        </style:list-level-properties>
        <style:text-properties style:font-name="Symbol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325cm" fo:margin-left="11.104cm"/>
        </style:list-level-properties>
        <style:text-properties style:font-name="Symbol"/>
      </text:list-level-style-bullet>
      <text:list-level-style-bullet text:level="8" text:style-name="WW_5f_CharLFO4LVL8" loext:num-list-format="%8%" text:bullet-char="">
        <style:list-level-properties text:list-level-position-and-space-mode="label-alignment">
          <style:list-level-label-alignment text:label-followed-by="listtab" fo:text-indent="-0.325cm" fo:margin-left="12.748cm"/>
        </style:list-level-properties>
        <style:text-properties style:font-name="Symbol"/>
      </text:list-level-style-bullet>
      <text:list-level-style-bullet text:level="9" text:style-name="WW_5f_CharLFO4LVL9" loext:num-list-format="%9%" text:bullet-char="">
        <style:list-level-properties text:list-level-position-and-space-mode="label-alignment">
          <style:list-level-label-alignment text:label-followed-by="listtab" fo:text-indent="-0.325cm" fo:margin-left="14.39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1.45cm" fo:margin-left="1.649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1.45cm" fo:margin-left="1.649cm"/>
        </style:list-level-properties>
      </text:list-level-style-number>
      <text:list-level-style-number text:level="3" text:style-name="WW_5f_CharLFO5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45cm" fo:margin-left="1.649cm"/>
        </style:list-level-properties>
      </text:list-level-style-number>
      <text:list-level-style-number text:level="4" text:style-name="WW_5f_CharLFO5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325cm" fo:margin-left="2.058cm"/>
        </style:list-level-properties>
      </text:list-level-style-number>
      <text:list-level-style-bullet text:level="5" text:style-name="WW_5f_CharLFO5LVL5" loext:num-list-format="%5%" text:bullet-char="">
        <style:list-level-properties text:list-level-position-and-space-mode="label-alignment">
          <style:list-level-label-alignment text:label-followed-by="listtab" fo:text-indent="-0.325cm" fo:margin-left="7.258cm"/>
        </style:list-level-properties>
        <style:text-properties style:font-name="Symbol"/>
      </text:list-level-style-bullet>
      <text:list-level-style-bullet text:level="6" text:style-name="WW_5f_CharLFO5LVL6" loext:num-list-format="%6%" text:bullet-char="">
        <style:list-level-properties text:list-level-position-and-space-mode="label-alignment">
          <style:list-level-label-alignment text:label-followed-by="listtab" fo:text-indent="-0.325cm" fo:margin-left="8.996cm"/>
        </style:list-level-properties>
        <style:text-properties style:font-name="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325cm" fo:margin-left="10.733cm"/>
        </style:list-level-properties>
        <style:text-properties style:font-name="Symbol"/>
      </text:list-level-style-bullet>
      <text:list-level-style-bullet text:level="8" text:style-name="WW_5f_CharLFO5LVL8" loext:num-list-format="%8%" text:bullet-char="">
        <style:list-level-properties text:list-level-position-and-space-mode="label-alignment">
          <style:list-level-label-alignment text:label-followed-by="listtab" fo:text-indent="-0.325cm" fo:margin-left="12.471cm"/>
        </style:list-level-properties>
        <style:text-properties style:font-name="Symbol"/>
      </text:list-level-style-bullet>
      <text:list-level-style-bullet text:level="9" text:style-name="WW_5f_CharLFO5LVL9" loext:num-list-format="%9%" text:bullet-char="">
        <style:list-level-properties text:list-level-position-and-space-mode="label-alignment">
          <style:list-level-label-alignment text:label-followed-by="listtab" fo:text-indent="-0.325cm" fo:margin-left="14.20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initial-creator>Didier KUEVIAKOE</meta:initial-creator>
    <meta:creation-date>2020-12-09T18:33:00Z</meta:creation-date>
    <dc:date>2022-10-10T14:12:50.062000000</dc:date>
    <meta:editing-cycles>54</meta:editing-cycles>
    <meta:editing-duration>P3DT5H22M36S</meta:editing-duration>
    <meta:document-statistic meta:table-count="0" meta:image-count="0" meta:object-count="0" meta:page-count="4" meta:paragraph-count="61" meta:word-count="911" meta:character-count="5674" meta:non-whitespace-character-count="4764"/>
    <meta:template xlink:type="simple" xlink:actuate="onRequest" xlink:title="" xlink:href="Normal"/>
  </office:meta>
</office:document-meta>
</file>